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Droid Sans" fo:font-size="12pt" style:text-underline-style="none" fo:font-weight="bold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Droid Sans"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Droid Sans" fo:font-size="12pt" style:text-underline-style="none" fo:font-weight="normal" officeooo:rsid="00079a72" officeooo:paragraph-rsid="001cc21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fo:line-height="150%" fo:text-align="end" style:justify-single-word="false" fo:text-indent="0in" style:auto-text-indent="false"/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Droid Sans" fo:font-size="18pt" style:text-underline-style="none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0in" fo:margin-right="0in" fo:margin-top="0.0209in" fo:margin-bottom="0.0417in" fo:line-height="150%" fo:text-align="justify" style:justify-single-word="false" fo:text-indent="0in" style:auto-text-indent="false"/>
      <style:text-properties style:font-name="Droid Sans" fo:font-size="11pt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in" fo:margin-right="0in" fo:margin-top="0.0209in" fo:margin-bottom="0.0417in" fo:line-height="150%" fo:text-align="justify" style:justify-single-word="false" fo:text-indent="0in" style:auto-text-indent="false"/>
      <style:text-properties style:font-name="Droid Sans" fo:font-size="11pt" style:text-underline-style="none" fo:font-weight="normal" officeooo:rsid="0013ba6e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Droid Sans" fo:font-size="14pt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left="0in" fo:margin-right="0in" fo:line-height="150%" fo:text-align="justify" style:justify-single-word="false" fo:text-indent="0in" style:auto-text-indent="false"/>
      <style:text-properties style:font-name="Droid Sans" fo:font-size="12pt" fo:font-weight="normal" officeooo:paragraph-rsid="001cc215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in" fo:margin-right="0in" fo:line-height="150%" fo:text-align="justify" style:justify-single-word="false" fo:text-indent="0in" style:auto-text-indent="false"/>
      <style:text-properties style:font-name="Droid Sans" fo:font-size="12pt" officeooo:paragraph-rsid="001e7155" style:font-size-asian="12pt" style:font-size-complex="12pt"/>
    </style:style>
    <style:style style:name="P11" style:family="paragraph" style:parent-style-name="Standard">
      <style:text-properties style:font-name="Courier 10 Pitch" fo:font-size="10pt" style:font-size-asian="10pt" style:font-size-complex="10pt"/>
    </style:style>
    <style:style style:name="P12" style:family="paragraph" style:parent-style-name="Standard">
      <style:text-properties style:font-name="Courier 10 Pitch" fo:font-size="10pt" officeooo:paragraph-rsid="00198b30" style:font-size-asian="10pt" style:font-size-complex="10pt"/>
    </style:style>
    <style:style style:name="P13" style:family="paragraph" style:parent-style-name="Standard">
      <style:text-properties style:font-name="Courier 10 Pitch" fo:font-size="10pt" officeooo:paragraph-rsid="001adeda" style:font-size-asian="10pt" style:font-size-complex="10pt"/>
    </style:style>
    <style:style style:name="P14" style:family="paragraph" style:parent-style-name="Standard">
      <style:text-properties style:font-name="Courier 10 Pitch" fo:font-size="10pt" officeooo:paragraph-rsid="001b0633" style:font-size-asian="10pt" style:font-size-complex="10pt"/>
    </style:style>
    <style:style style:name="P15" style:family="paragraph" style:parent-style-name="Standard">
      <style:text-properties style:font-name="Courier 10 Pitch" fo:font-size="10pt" officeooo:paragraph-rsid="001bf543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Courier 10 Pitch" fo:font-size="10pt" officeooo:rsid="0013ba6e" officeooo:paragraph-rsid="0013ba6e" style:font-size-asian="10pt" style:font-size-complex="10pt"/>
    </style:style>
    <style:style style:name="P17" style:family="paragraph" style:parent-style-name="Standard">
      <style:paragraph-properties fo:line-height="150%"/>
      <style:text-properties style:font-name="Courier 10 Pitch" fo:font-size="10pt" officeooo:rsid="0013ba6e" style:font-size-asian="10pt" style:font-size-complex="10pt"/>
    </style:style>
    <style:style style:name="P18" style:family="paragraph" style:parent-style-name="Standard">
      <style:paragraph-properties fo:line-height="150%"/>
      <style:text-properties style:font-name="Courier 10 Pitch" fo:font-size="10pt" style:font-size-asian="10pt" style:font-size-complex="10pt"/>
    </style:style>
    <style:style style:name="P19" style:family="paragraph" style:parent-style-name="Standard">
      <style:paragraph-properties fo:line-height="150%"/>
      <style:text-properties style:font-name="Courier 10 Pitch" fo:font-size="10pt" officeooo:paragraph-rsid="001cc215" style:font-size-asian="10pt" style:font-size-complex="10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Courier 10 Pitch" fo:font-size="10pt" style:font-size-asian="10pt" style:font-size-complex="10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Courier 10 Pitch" fo:font-size="10pt" officeooo:paragraph-rsid="002482a6" style:font-size-asian="10pt" style:font-size-complex="10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Courier 10 Pitch" fo:font-size="10pt" officeooo:paragraph-rsid="0025d09f" style:font-size-asian="10pt" style:font-size-complex="10pt"/>
    </style:style>
    <style:style style:name="P23" style:family="paragraph" style:parent-style-name="Standard">
      <style:paragraph-properties fo:line-height="150%"/>
      <style:text-properties style:font-name="Courier 10 Pitch" fo:font-size="10pt" officeooo:paragraph-rsid="002482a6" style:font-size-asian="10pt" style:font-size-complex="10pt"/>
    </style:style>
    <style:style style:name="P24" style:family="paragraph" style:parent-style-name="Standard">
      <style:paragraph-properties fo:line-height="150%"/>
      <style:text-properties style:font-name="Courier 10 Pitch" fo:font-size="10pt" officeooo:paragraph-rsid="0025d09f" style:font-size-asian="10pt" style:font-size-complex="10pt"/>
    </style:style>
    <style:style style:name="P25" style:family="paragraph" style:parent-style-name="Standard">
      <style:text-properties style:font-name="Courier 10 Pitch" fo:font-size="10pt" officeooo:paragraph-rsid="001d292a" style:font-size-asian="10pt" style:font-size-complex="10pt"/>
    </style:style>
    <style:style style:name="P26" style:family="paragraph" style:parent-style-name="Standard">
      <style:text-properties style:font-name="Courier 10 Pitch" fo:font-size="10pt" officeooo:paragraph-rsid="001e7155" style:font-size-asian="10pt" style:font-size-complex="10pt"/>
    </style:style>
    <style:style style:name="P27" style:family="paragraph" style:parent-style-name="Standard">
      <style:text-properties style:font-name="Courier 10 Pitch" fo:font-size="10pt" officeooo:paragraph-rsid="001fff3c" style:font-size-asian="10pt" style:font-size-complex="10pt"/>
    </style:style>
    <style:style style:name="P28" style:family="paragraph" style:parent-style-name="Standard">
      <style:text-properties style:font-name="Courier 10 Pitch" fo:font-size="10pt" officeooo:paragraph-rsid="0021d5c8" style:font-size-asian="10pt" style:font-size-complex="10pt"/>
    </style:style>
    <style:style style:name="P29" style:family="paragraph" style:parent-style-name="Standard">
      <style:text-properties style:font-name="Courier 10 Pitch" fo:font-size="10pt" officeooo:paragraph-rsid="0022743b" style:font-size-asian="10pt" style:font-size-complex="10pt"/>
    </style:style>
    <style:style style:name="P30" style:family="paragraph" style:parent-style-name="Standard">
      <style:text-properties style:font-name="Courier 10 Pitch" fo:font-size="10pt" officeooo:paragraph-rsid="002482a6" style:font-size-asian="10pt" style:font-size-complex="10pt"/>
    </style:style>
    <style:style style:name="P31" style:family="paragraph" style:parent-style-name="Standard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line-height="150%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line-height="150%"/>
      <style:text-properties style:font-name="Courier 10 Pitch" fo:font-size="12pt" style:font-size-asian="10.5pt" style:font-size-complex="12pt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Courier 10 Pitch" fo:font-size="12pt" fo:font-weight="normal" officeooo:paragraph-rsid="0025d09f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Droid Sans" fo:font-size="10pt" style:font-size-asian="10pt" style:font-size-complex="10pt"/>
    </style:style>
    <style:style style:name="P37" style:family="paragraph" style:parent-style-name="Standard">
      <style:text-properties style:font-name="Droid Sans" fo:font-size="10pt" officeooo:paragraph-rsid="0013ba6e" style:font-size-asian="10pt" style:font-size-complex="10pt"/>
    </style:style>
    <style:style style:name="P38" style:family="paragraph" style:parent-style-name="Standard">
      <style:text-properties style:font-name="Droid Sans" fo:font-size="10pt" officeooo:rsid="0013ba6e" officeooo:paragraph-rsid="0013ba6e" style:font-size-asian="10pt" style:font-size-complex="10pt"/>
    </style:style>
    <style:style style:name="P39" style:family="paragraph" style:parent-style-name="Standard">
      <style:paragraph-properties fo:line-height="150%"/>
      <style:text-properties style:font-name="Droid Sans" fo:font-size="10pt" officeooo:paragraph-rsid="0016bbb6" style:font-size-asian="10pt" style:font-size-complex="10pt"/>
    </style:style>
    <style:style style:name="P40" style:family="paragraph" style:parent-style-name="Standard">
      <style:paragraph-properties fo:line-height="150%"/>
      <style:text-properties style:font-name="Droid Sans" fo:font-size="12pt" style:font-size-asian="12pt" style:font-size-complex="12pt"/>
    </style:style>
    <style:style style:name="P41" style:family="paragraph" style:parent-style-name="Standard">
      <style:paragraph-properties fo:line-height="150%"/>
      <style:text-properties style:font-name="Droid Sans" fo:font-size="12pt" officeooo:paragraph-rsid="001eecda" style:font-size-asian="12pt" style:font-size-complex="12pt"/>
    </style:style>
    <style:style style:name="P42" style:family="paragraph" style:parent-style-name="Standard">
      <style:paragraph-properties fo:line-height="150%"/>
      <style:text-properties style:font-name="Droid Sans" fo:font-size="12pt" officeooo:paragraph-rsid="001fff3c" style:font-size-asian="12pt" style:font-size-complex="12pt"/>
    </style:style>
    <style:style style:name="P43" style:family="paragraph" style:parent-style-name="Standard">
      <style:paragraph-properties fo:line-height="150%"/>
      <style:text-properties style:font-name="Droid Sans" fo:font-size="12pt" officeooo:paragraph-rsid="0022743b" style:font-size-asian="12pt" style:font-size-complex="12pt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Droid Sans" fo:font-size="12pt" style:font-size-asian="12pt" style:font-size-complex="12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Droid Sans" fo:font-size="12pt" officeooo:paragraph-rsid="001fff3c" style:font-size-asian="12pt" style:font-size-complex="12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Droid Sans" fo:font-size="12pt" officeooo:paragraph-rsid="001eecda" style:font-size-asian="12pt" style:font-size-complex="12pt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Droid Sans" fo:font-size="12pt" officeooo:paragraph-rsid="0025d09f" style:font-size-asian="12pt" style:font-size-complex="12pt"/>
    </style:style>
    <style:style style:name="P48" style:family="paragraph" style:parent-style-name="Standard">
      <style:paragraph-properties fo:line-height="150%"/>
      <style:text-properties style:font-name="Droid Sans" fo:font-size="12pt" officeooo:paragraph-rsid="0025d09f" style:font-size-asian="12pt" style:font-size-complex="12pt"/>
    </style:style>
    <style:style style:name="P49" style:family="paragraph" style:parent-style-name="Standard">
      <style:paragraph-properties fo:line-height="150%" fo:text-align="start" style:justify-single-word="false"/>
      <style:text-properties style:font-name="Droid Sans" fo:font-size="12pt" officeooo:paragraph-rsid="0016bbb6" style:font-size-asian="12pt" style:font-size-complex="12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Droid Sans" fo:font-size="12pt" officeooo:rsid="0013ba6e" officeooo:paragraph-rsid="0013ba6e" style:font-size-asian="12pt" style:font-size-complex="12pt"/>
    </style:style>
    <style:style style:name="P51" style:family="paragraph" style:parent-style-name="Standard">
      <style:paragraph-properties fo:line-height="150%" fo:text-align="start" style:justify-single-word="false"/>
      <style:text-properties style:font-name="Droid Sans" fo:font-size="12pt" officeooo:rsid="0013ba6e" officeooo:paragraph-rsid="0013ba6e" style:font-size-asian="12pt" style:font-size-complex="12pt"/>
    </style:style>
    <style:style style:name="P52" style:family="paragraph" style:parent-style-name="Standard">
      <style:paragraph-properties fo:line-height="150%"/>
      <style:text-properties style:font-name="Droid Sans" fo:font-size="12pt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line-height="150%"/>
      <style:text-properties style:font-name="Droid Sans" fo:font-size="14pt" fo:font-weight="bold" style:font-size-asian="14pt" style:font-weight-asian="bold" style:font-size-complex="14pt" style:font-weight-complex="bold"/>
    </style:style>
    <style:style style:name="P54" style:family="paragraph" style:parent-style-name="Standard">
      <style:paragraph-properties fo:line-height="150%" fo:break-before="page"/>
      <style:text-properties style:font-name="Droid Sans" fo:font-size="12pt" fo:font-weight="bold" style:font-size-asian="12pt" style:font-weight-asian="bold" style:font-size-complex="12pt" style:font-weight-complex="bold"/>
    </style:style>
    <style:style style:name="P55" style:family="paragraph" style:parent-style-name="Standard">
      <style:paragraph-properties fo:line-height="150%" fo:text-align="justify" style:justify-single-word="false" fo:break-before="page"/>
      <style:text-properties style:font-name="Droid Sans" fo:font-size="12pt" fo:font-weight="bol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line-height="150%" fo:break-before="page"/>
      <style:text-properties style:font-name="Droid Sans" fo:font-size="14pt" fo:font-weight="bold" style:font-size-asian="14pt" style:font-weight-asian="bold" style:font-size-complex="14pt" style:font-weight-complex="bold"/>
    </style:style>
    <style:style style:name="P57" style:family="paragraph" style:parent-style-name="Text_20_body">
      <style:paragraph-properties fo:line-height="150%" fo:text-align="justify" style:justify-single-word="false"/>
      <style:text-properties style:font-name="Droid Sans" fo:font-size="12pt" officeooo:paragraph-rsid="001793bf" style:font-size-asian="12pt" style:font-size-complex="12pt"/>
    </style:style>
    <style:style style:name="P58" style:family="paragraph" style:parent-style-name="Text_20_body">
      <style:paragraph-properties fo:line-height="150%" fo:text-align="justify" style:justify-single-word="false"/>
      <style:text-properties fo:font-size="12pt" officeooo:paragraph-rsid="0025d09f" style:font-size-asian="12pt" style:font-size-complex="12pt"/>
    </style:style>
    <style:style style:name="P59" style:family="paragraph" style:parent-style-name="Text_20_body">
      <style:paragraph-properties fo:line-height="150%" fo:text-align="justify" style:justify-single-word="false"/>
    </style:style>
    <style:style style:name="P60" style:family="paragraph" style:parent-style-name="Text_20_body">
      <style:paragraph-properties fo:line-height="150%" fo:text-align="justify" style:justify-single-word="false"/>
      <style:text-properties officeooo:paragraph-rsid="0022743b"/>
    </style:style>
    <style:style style:name="P61" style:family="paragraph" style:parent-style-name="Text_20_body">
      <style:paragraph-properties fo:line-height="150%" fo:text-align="justify" style:justify-single-word="false"/>
      <style:text-properties officeooo:paragraph-rsid="002482a6"/>
    </style:style>
    <style:style style:name="P62" style:family="paragraph" style:parent-style-name="Standard">
      <style:paragraph-properties fo:line-height="150%" fo:break-before="page"/>
      <style:text-properties style:font-name="Droid Sans" fo:font-size="12pt" fo:font-weight="bold" style:font-size-asian="12pt" style:font-weight-asian="bold" style:font-size-complex="12pt" style:font-weight-complex="bold"/>
    </style:style>
    <style:style style:name="P63" style:family="paragraph" style:parent-style-name="Standard">
      <style:paragraph-properties fo:line-height="150%" fo:break-before="page"/>
      <style:text-properties style:font-name="Droid Sans" fo:font-size="14pt" fo:font-weight="bold" officeooo:paragraph-rsid="001cc215" style:font-size-asian="14pt" style:font-weight-asian="bold" style:font-size-complex="14pt" style:font-weight-complex="bold"/>
    </style:style>
    <style:style style:name="P64" style:family="paragraph" style:parent-style-name="Standard">
      <style:paragraph-properties fo:line-height="150%" fo:text-align="justify" style:justify-single-word="false" fo:break-before="page"/>
      <style:text-properties style:font-name="Droid Sans" fo:font-size="12pt" officeooo:paragraph-rsid="00260c66" style:font-size-asian="12pt" style:font-size-complex="12pt"/>
    </style:style>
    <style:style style:name="P65" style:family="paragraph" style:parent-style-name="Standard">
      <style:paragraph-properties fo:line-height="150%"/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67" style:family="paragraph" style:parent-style-name="Standard">
      <style:paragraph-properties fo:line-height="150%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68" style:family="paragraph" style:parent-style-name="Standard">
      <style:paragraph-properties fo:line-height="150%"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Courier 10 Pitch" fo:font-size="10pt" style:font-size-asian="10pt" style:font-size-complex="10pt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Courier 10 Pitch" fo:font-size="10pt" officeooo:rsid="0022743b" officeooo:paragraph-rsid="0022743b" style:font-size-asian="10pt" style:font-size-complex="10pt"/>
    </style:style>
    <style:style style:name="P71" style:family="paragraph" style:parent-style-name="Standard">
      <style:text-properties style:font-name="Courier 10 Pitch" fo:font-size="10pt" officeooo:paragraph-rsid="00260958" style:font-size-asian="10pt" style:font-size-complex="10pt"/>
    </style:style>
    <style:style style:name="P72" style:family="paragraph" style:parent-style-name="Standard">
      <style:paragraph-properties fo:line-height="150%"/>
      <style:text-properties style:font-name="Courier 10 Pitch" fo:font-size="10pt" style:font-size-asian="10pt" style:font-size-complex="10pt"/>
    </style:style>
    <style:style style:name="P73" style:family="paragraph" style:parent-style-name="Standard">
      <style:paragraph-properties fo:line-height="150%"/>
      <style:text-properties style:font-name="Courier 10 Pitch" fo:font-size="10pt" officeooo:paragraph-rsid="00260958" style:font-size-asian="10pt" style:font-size-complex="10pt"/>
    </style:style>
    <style:style style:name="P74" style:family="paragraph" style:parent-style-name="Standard">
      <style:paragraph-properties fo:line-height="150%"/>
      <style:text-properties style:font-name="Courier 10 Pitch" fo:font-size="10pt" officeooo:paragraph-rsid="00260c66" style:font-size-asian="10pt" style:font-size-complex="10pt"/>
    </style:style>
    <style:style style:name="P75" style:family="paragraph" style:parent-style-name="Standard">
      <style:paragraph-properties fo:line-height="150%"/>
      <style:text-properties style:font-name="Courier 10 Pitch" fo:font-size="10pt" officeooo:paragraph-rsid="00275b49" style:font-size-asian="10pt" style:font-size-complex="10pt"/>
    </style:style>
    <style:style style:name="P76" style:family="paragraph" style:parent-style-name="Standard">
      <style:paragraph-properties fo:line-height="150%"/>
      <style:text-properties style:font-name="Courier 10 Pitch" fo:font-size="10pt" officeooo:paragraph-rsid="00294c90" style:font-size-asian="10pt" style:font-size-complex="10pt"/>
    </style:style>
    <style:style style:name="P77" style:family="paragraph" style:parent-style-name="Standard">
      <style:text-properties style:font-name="Courier 10 Pitch" fo:font-size="10pt" officeooo:paragraph-rsid="00260c66" style:font-size-asian="10pt" style:font-size-complex="10pt"/>
    </style:style>
    <style:style style:name="P78" style:family="paragraph" style:parent-style-name="Standard">
      <style:text-properties style:font-name="Courier 10 Pitch" fo:font-size="10pt" officeooo:paragraph-rsid="001bf543" style:font-size-asian="10pt" style:font-size-complex="10pt"/>
    </style:style>
    <style:style style:name="P79" style:family="paragraph" style:parent-style-name="Standard">
      <style:text-properties style:font-name="Courier 10 Pitch" fo:font-size="10pt" officeooo:paragraph-rsid="00294c90" style:font-size-asian="10pt" style:font-size-complex="10pt"/>
    </style:style>
    <style:style style:name="P80" style:family="paragraph" style:parent-style-name="Standard">
      <style:paragraph-properties fo:line-height="150%"/>
      <style:text-properties style:font-name="Droid Sans" fo:font-size="12pt" fo:font-weight="normal" style:font-size-asian="10.5pt" style:font-weight-asian="normal" style:font-size-complex="12pt" style:font-weight-complex="normal"/>
    </style:style>
    <style:style style:name="P81" style:family="paragraph" style:parent-style-name="Standard">
      <style:text-properties style:font-name="Droid Sans" fo:font-size="12pt" fo:font-weight="normal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line-height="150%"/>
      <style:text-properties style:font-name="Droid Sans" fo:font-size="12pt" officeooo:rsid="001d292a" officeooo:paragraph-rsid="001d292a" style:font-size-asian="10.5pt" style:font-size-complex="12pt"/>
    </style:style>
    <style:style style:name="P83" style:family="paragraph" style:parent-style-name="Standard">
      <style:paragraph-properties fo:line-height="150%"/>
      <style:text-properties style:font-name="Droid Sans" fo:font-size="12pt" officeooo:rsid="001cc215" officeooo:paragraph-rsid="001cc215" style:font-size-asian="10.5pt" style:font-size-complex="12pt"/>
    </style:style>
    <style:style style:name="P84" style:family="paragraph" style:parent-style-name="Standard">
      <style:paragraph-properties fo:line-height="150%"/>
      <style:text-properties style:font-name="Droid Sans" fo:font-size="12pt" officeooo:rsid="001e7155" officeooo:paragraph-rsid="001e7155" style:font-size-asian="10.5pt" style:font-size-complex="12pt"/>
    </style:style>
    <style:style style:name="P85" style:family="paragraph" style:parent-style-name="Standard">
      <style:paragraph-properties fo:line-height="150%"/>
      <style:text-properties style:font-name="Droid Sans" fo:font-size="12pt" officeooo:rsid="001e7155" officeooo:paragraph-rsid="001e7155" style:font-size-asian="12pt" style:font-size-complex="12pt"/>
    </style:style>
    <style:style style:name="P86" style:family="paragraph" style:parent-style-name="Standard">
      <style:text-properties style:font-name="Droid Sans" fo:font-size="12pt" officeooo:rsid="001e7155" officeooo:paragraph-rsid="001e7155" style:font-size-asian="12pt" style:font-size-complex="12pt"/>
    </style:style>
    <style:style style:name="P87" style:family="paragraph" style:parent-style-name="Standard">
      <style:paragraph-properties fo:line-height="150%"/>
      <style:text-properties style:font-name="Droid Sans" fo:font-size="12pt" officeooo:rsid="001fff3c" officeooo:paragraph-rsid="001fff3c" style:font-size-asian="12pt" style:font-size-complex="12pt"/>
    </style:style>
    <style:style style:name="P88" style:family="paragraph" style:parent-style-name="Standard">
      <style:paragraph-properties fo:line-height="150%" fo:text-align="justify" style:justify-single-word="false"/>
      <style:text-properties style:font-name="Droid Sans" fo:font-size="12pt" officeooo:rsid="001fff3c" officeooo:paragraph-rsid="001fff3c" style:font-size-asian="12pt" style:font-size-complex="12pt"/>
    </style:style>
    <style:style style:name="P89" style:family="paragraph" style:parent-style-name="Standard">
      <style:paragraph-properties fo:line-height="150%" fo:text-align="justify" style:justify-single-word="false"/>
      <style:text-properties style:font-name="Droid Sans" fo:font-size="12pt" officeooo:rsid="0021d5c8" officeooo:paragraph-rsid="0021d5c8" style:font-size-asian="12pt" style:font-size-complex="12pt"/>
    </style:style>
    <style:style style:name="P90" style:family="paragraph" style:parent-style-name="Standard">
      <style:paragraph-properties fo:line-height="150%"/>
      <style:text-properties style:font-name="Droid Sans" fo:font-size="12pt" officeooo:rsid="0021d5c8" officeooo:paragraph-rsid="0021d5c8" style:font-size-asian="12pt" style:font-size-complex="12pt"/>
    </style:style>
    <style:style style:name="P91" style:family="paragraph" style:parent-style-name="Standard">
      <style:paragraph-properties fo:line-height="150%" fo:text-align="justify" style:justify-single-word="false"/>
      <style:text-properties style:font-name="Droid Sans" fo:font-size="12pt" officeooo:rsid="0022743b" officeooo:paragraph-rsid="0022743b" style:font-size-asian="12pt" style:font-size-complex="12pt"/>
    </style:style>
    <style:style style:name="P92" style:family="paragraph" style:parent-style-name="Standard">
      <style:paragraph-properties fo:line-height="150%" fo:text-align="justify" style:justify-single-word="false"/>
      <style:text-properties style:font-name="Droid Sans" fo:font-size="12pt" officeooo:rsid="0023f076" officeooo:paragraph-rsid="0023f076" style:font-size-asian="12pt" style:font-size-complex="12pt"/>
    </style:style>
    <style:style style:name="P93" style:family="paragraph" style:parent-style-name="Standard">
      <style:paragraph-properties fo:line-height="150%" fo:text-align="justify" style:justify-single-word="false"/>
      <style:text-properties style:font-name="Droid Sans" fo:font-size="12pt" officeooo:rsid="002482a6" officeooo:paragraph-rsid="002482a6" style:font-size-asian="12pt" style:font-size-complex="12pt"/>
    </style:style>
    <style:style style:name="P94" style:family="paragraph" style:parent-style-name="Standard">
      <style:paragraph-properties fo:line-height="150%"/>
      <style:text-properties style:font-name="Droid Sans" fo:font-size="12pt" officeooo:rsid="002482a6" officeooo:paragraph-rsid="002482a6" style:font-size-asian="12pt" style:font-size-complex="12pt"/>
    </style:style>
    <style:style style:name="P95" style:family="paragraph" style:parent-style-name="Standard">
      <style:paragraph-properties fo:line-height="150%" fo:text-align="justify" style:justify-single-word="false"/>
      <style:text-properties style:font-name="Droid Sans" fo:font-size="12pt" style:font-size-asian="12pt" style:font-size-complex="12pt"/>
    </style:style>
    <style:style style:name="P96" style:family="paragraph" style:parent-style-name="Standard">
      <style:paragraph-properties fo:line-height="150%" fo:text-align="justify" style:justify-single-word="false"/>
      <style:text-properties style:font-name="Droid Sans" fo:font-size="12pt" officeooo:paragraph-rsid="00260958" style:font-size-asian="12pt" style:font-size-complex="12pt"/>
    </style:style>
    <style:style style:name="P97" style:family="paragraph" style:parent-style-name="Standard">
      <style:text-properties style:font-name="Droid Sans" fo:font-size="12pt" fo:font-weight="bold" style:font-size-asian="12pt" style:font-weight-asian="bold" style:font-size-complex="12pt" style:font-weight-complex="bold"/>
    </style:style>
    <style:style style:name="P98" style:family="paragraph" style:parent-style-name="Standard">
      <style:paragraph-properties fo:line-height="150%"/>
      <style:text-properties style:font-name="Droid Sans" fo:font-size="12pt" fo:font-weight="bold" style:font-size-asian="12pt" style:font-weight-asian="bold" style:font-size-complex="12pt" style:font-weight-complex="bold"/>
    </style:style>
    <style:style style:name="P99" style:family="paragraph" style:parent-style-name="Standard">
      <style:paragraph-properties fo:line-height="150%"/>
      <style:text-properties style:font-name="Droid Sans" fo:font-size="12pt" fo:font-weight="bold" officeooo:paragraph-rsid="001e7155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line-height="150%"/>
      <style:text-properties style:font-name="Droid Sans" fo:font-size="12pt" fo:font-weight="bold" officeooo:paragraph-rsid="001fff3c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line-height="150%"/>
      <style:text-properties style:font-name="Droid Sans" fo:font-size="12pt" fo:font-weight="bold" officeooo:paragraph-rsid="0021d5c8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line-height="150%" fo:text-align="justify" style:justify-single-word="false"/>
      <style:text-properties style:font-name="Droid Sans" fo:font-size="12pt" fo:font-weight="bold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line-height="150%"/>
      <style:text-properties style:font-name="Droid Sans" fo:font-size="14pt" fo:font-weight="bold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line-height="150%"/>
      <style:text-properties style:font-name="Droid Sans" fo:font-size="14pt" fo:font-weight="bold" officeooo:paragraph-rsid="001cc215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line-height="150%"/>
      <style:text-properties style:font-name="Droid Sans" fo:font-size="14pt" fo:font-weight="bold" officeooo:paragraph-rsid="002482a6" style:font-size-asian="14pt" style:font-weight-asian="bold" style:font-size-complex="14pt" style:font-weight-complex="bold"/>
    </style:style>
    <style:style style:name="P106" style:family="paragraph" style:parent-style-name="Standard">
      <style:paragraph-properties fo:line-height="150%" fo:text-align="justify" style:justify-single-word="false"/>
      <style:text-properties style:font-name="Droid Sans" fo:font-size="12pt" style:font-size-asian="12pt" style:font-size-complex="12pt"/>
    </style:style>
    <style:style style:name="P107" style:family="paragraph" style:parent-style-name="Standard">
      <style:paragraph-properties fo:line-height="150%" fo:text-align="justify" style:justify-single-word="false"/>
      <style:text-properties style:font-name="Droid Sans" fo:font-size="12pt" officeooo:paragraph-rsid="00260958" style:font-size-asian="12pt" style:font-size-complex="12pt"/>
    </style:style>
    <style:style style:name="P108" style:family="paragraph" style:parent-style-name="Standard">
      <style:paragraph-properties fo:line-height="150%" fo:text-align="justify" style:justify-single-word="false"/>
      <style:text-properties style:font-name="Droid Sans" fo:font-size="12pt" officeooo:paragraph-rsid="00260c66" style:font-size-asian="12pt" style:font-size-complex="12pt"/>
    </style:style>
    <style:style style:name="P109" style:family="paragraph" style:parent-style-name="Standard">
      <style:paragraph-properties fo:line-height="150%"/>
      <style:text-properties style:font-name="Droid Sans" fo:font-size="12pt" officeooo:paragraph-rsid="00275b49" style:font-size-asian="12pt" style:font-size-complex="12pt"/>
    </style:style>
    <style:style style:name="P110" style:family="paragraph" style:parent-style-name="Standard">
      <style:paragraph-properties fo:line-height="150%"/>
      <style:text-properties style:font-name="Droid Sans" fo:font-size="12pt" officeooo:paragraph-rsid="00275f51" style:font-size-asian="12pt" style:font-size-complex="12pt"/>
    </style:style>
    <style:style style:name="P111" style:family="paragraph" style:parent-style-name="Text_20_body">
      <style:paragraph-properties fo:line-height="150%" fo:text-align="justify" style:justify-single-word="false"/>
      <style:text-properties style:font-name="Droid Sans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3ba6e"/>
    </style:style>
    <style:style style:name="T4" style:family="text">
      <style:text-properties officeooo:rsid="0016bbb6"/>
    </style:style>
    <style:style style:name="T5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Courier 10 Pitch" fo:font-size="10pt" style:font-size-asian="10pt" style:font-size-complex="10pt"/>
    </style:style>
    <style:style style:name="T7" style:family="text">
      <style:text-properties style:font-name="Droid Sans"/>
    </style:style>
    <style:style style:name="T8" style:family="text">
      <style:text-properties style:font-name="Droid Sans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Droid Sans" officeooo:rsid="001cc215"/>
    </style:style>
    <style:style style:name="T10" style:family="text">
      <style:text-properties style:font-name="Droid Sans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Droid Sans" fo:font-size="12pt" fo:font-weight="bold" style:font-size-asian="12pt" style:font-size-complex="12pt"/>
    </style:style>
    <style:style style:name="T12" style:family="text">
      <style:text-properties style:font-name="Droid Sans" fo:font-size="12pt" fo:font-weight="bold" officeooo:rsid="0025d09f" style:font-size-asian="12pt" style:font-size-complex="12pt"/>
    </style:style>
    <style:style style:name="T13" style:family="text">
      <style:text-properties style:font-name="Droid Sans" fo:font-size="12pt" style:font-size-asian="12pt" style:font-size-complex="12pt"/>
    </style:style>
    <style:style style:name="T14" style:family="text">
      <style:text-properties style:font-name="Droid Sans" fo:font-size="12pt" officeooo:rsid="0023f076" style:font-size-asian="12pt" style:font-size-complex="12pt"/>
    </style:style>
    <style:style style:name="T15" style:family="text">
      <style:text-properties style:font-name="Droid Sans" fo:font-size="12pt" officeooo:rsid="002482a6" style:font-size-asian="12pt" style:font-size-complex="12pt"/>
    </style:style>
    <style:style style:name="T16" style:family="text">
      <style:text-properties style:font-name="Droid Sans" fo:font-size="12pt" officeooo:rsid="0025d09f" style:font-size-asian="12pt" style:font-size-complex="12pt"/>
    </style:style>
    <style:style style:name="T17" style:family="text">
      <style:text-properties style:font-name="Droid Sans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Droid Sans" fo:font-size="12pt" style:text-underline-style="none" style:font-size-asian="12pt" style:font-size-complex="12pt"/>
    </style:style>
    <style:style style:name="T19" style:family="text">
      <style:text-properties style:font-name="Droid Sans" style:text-underline-style="none"/>
    </style:style>
    <style:style style:name="T20" style:family="text">
      <style:text-properties style:font-name="Droid Sans" officeooo:rsid="0025d09f"/>
    </style:style>
    <style:style style:name="T21" style:family="text">
      <style:text-properties style:font-weight-asian="bold"/>
    </style:style>
    <style:style style:name="T22" style:family="text">
      <style:text-properties style:font-weight-complex="bold"/>
    </style:style>
    <style:style style:name="T23" style:family="text">
      <style:text-properties officeooo:rsid="00198b30"/>
    </style:style>
    <style:style style:name="T24" style:family="text">
      <style:text-properties officeooo:rsid="001adeda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bf543" style:font-weight-asian="normal" style:font-weight-complex="normal"/>
    </style:style>
    <style:style style:name="T27" style:family="text">
      <style:text-properties officeooo:rsid="001cc215"/>
    </style:style>
    <style:style style:name="T28" style:family="text">
      <style:text-properties fo:font-style="normal" style:text-underline-style="none" officeooo:rsid="001cc215" style:font-style-asian="normal" style:font-style-complex="normal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079a72"/>
    </style:style>
    <style:style style:name="T31" style:family="text">
      <style:text-properties style:text-underline-style="none" officeooo:rsid="0025d09f"/>
    </style:style>
    <style:style style:name="T32" style:family="text">
      <style:text-properties officeooo:rsid="001d292a"/>
    </style:style>
    <style:style style:name="T33" style:family="text">
      <style:text-properties officeooo:rsid="001e7155"/>
    </style:style>
    <style:style style:name="T34" style:family="text">
      <style:text-properties officeooo:rsid="001eecda"/>
    </style:style>
    <style:style style:name="T35" style:family="text">
      <style:text-properties officeooo:rsid="001fff3c"/>
    </style:style>
    <style:style style:name="T36" style:family="text">
      <style:text-properties officeooo:rsid="0025d09f"/>
    </style:style>
    <style:style style:name="T37" style:family="text">
      <style:text-properties officeooo:rsid="00260958"/>
    </style:style>
    <style:style style:name="T38" style:family="text">
      <style:text-properties officeooo:rsid="00260c66"/>
    </style:style>
    <style:style style:name="T39" style:family="text">
      <style:text-properties officeooo:rsid="00275b49"/>
    </style:style>
    <style:style style:name="T40" style:family="text">
      <style:text-properties officeooo:rsid="00275f51"/>
    </style:style>
    <style:style style:name="T41" style:family="text">
      <style:text-properties style:font-name="Droid Sans"/>
    </style:style>
    <style:style style:name="T42" style:family="text">
      <style:text-properties style:font-name="Droid Sans" fo:font-size="12pt" fo:font-weight="normal" officeooo:rsid="00260c66" style:font-size-asian="12pt" style:font-weight-asian="normal" style:font-size-complex="12pt" style:font-weight-complex="normal"/>
    </style:style>
    <style:style style:name="T43" style:family="text">
      <style:text-properties style:font-name="Droid Sans" fo:font-size="12pt" officeooo:rsid="00260c66" style:font-size-asian="12pt" style:font-size-complex="12pt"/>
    </style:style>
    <style:style style:name="T44" style:family="text">
      <style:text-properties officeooo:rsid="00294c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APTER 5</text:p>
      <text:p text:style-name="P5">IMPLEMENTATION</text:p>
      <text:p text:style-name="P1"/>
      <text:p text:style-name="P2">5.1 Announcer module</text:p>
      <text:p text:style-name="P2"><text:s text:c="6"/>5.1.1 Announcer</text:p>
      <text:p text:style-name="P2"><text:s text:c="6"/>5.1.2 UDP Manager</text:p>
      <text:p text:style-name="P2">5.2 Peer Management module</text:p>
      <text:p text:style-name="P2"><text:s text:c="7"/>5.2.1 Peer Manager</text:p>
      <text:p text:style-name="P2"><text:s text:c="7"/>5.2.2 Peers Model</text:p>
      <text:p text:style-name="P2">5.3 Message Dispatcher module</text:p>
      <text:p text:style-name="P2">5.4 Transfers module</text:p>
      <text:p text:style-name="P2"><text:s text:c="7"/>5.4.1 File Server</text:p>
      <text:p text:style-name="P2"><text:s text:c="7"/>5.4.2 Abstract Transfer</text:p>
      <text:p text:style-name="P2"><text:tab/> <text:s text:c="4"/>5.4.2.1 Incoming Transfers</text:p>
      <text:p text:style-name="P2"><text:tab/> <text:s text:c="4"/>5.4.2.2 Outgoing Transfers</text:p>
      <text:p text:style-name="P2"><text:s text:c="7"/>5.4.3 Transfer Manager</text:p>
      <text:p text:style-name="P2"><text:s text:c="7"/>5.4.4 Transfer Threads</text:p>
      <text:p text:style-name="P2"><text:tab/> <text:s text:c="5"/>5.4.4.1 Incoming Transfer Thread</text:p>
      <text:p text:style-name="P2"><text:tab/> <text:s text:c="5"/>5.4.4.2 Outgoing Transfer Thread</text:p>
      <text:p text:style-name="P2">5.5 Indexing and Search module</text:p>
      <text:p text:style-name="P2"><text:s text:c="6"/>5.5.1 File Searcher (Indexer)</text:p>
      <text:p text:style-name="P2"><text:s text:c="6"/>5.5.2 File Search Thread</text:p>
      <text:p text:style-name="P2">5.6 XML Module</text:p>
      <text:p text:style-name="P2"><text:s text:c="6"/>5.6.1 Abstract XML Parser</text:p>
      <text:p text:style-name="P2"><text:s text:c="6"/>5.6.2 Announce XML Parser</text:p>
      <text:p text:style-name="P2"><text:s text:c="6"/>5.6.3 Message XML Parser</text:p>
      <text:p text:style-name="P2"><text:s text:c="6"/>5.6.4 Transfer XML Parser</text:p>
      <text:p text:style-name="P2"><text:s text:c="6"/>5.6.5 Peer Status XML Parser</text:p>
      <text:p text:style-name="P2"><text:s text:c="6"/>5.6.6 Search XML Parser</text:p>
      <text:p text:style-name="P2"><text:s text:c="6"/>5.6.7 Transfer Status XML Parser</text:p>
      <text:p text:style-name="P2">5.7 GUI Modules</text:p>
      <text:p text:style-name="P2"><text:s text:c="7"/>5.7.1 Peer Dialog</text:p>
      <text:p text:style-name="P2"><text:s text:c="7"/>5.7.2 Transfer Widget</text:p>
      <text:p text:style-name="P2"><text:s text:c="7"/>5.7.3 Notification Item Widget</text:p>
      <text:p text:style-name="P8">5.1 Announcer Module</text:p>
      <text:p text:style-name="P1">5.1.1 Announcer</text:p>
      <text:p text:style-name="P6">This class processes user name announces, peer status, search, additional broadcasts. <text:span text:style-name="T3">It begins with creating an instance of an Announce XML Parser, passing it the required information and then calling the UDP Manager to send the data.</text:span></text:p>
      <text:p text:style-name="P7"/>
      <text:p text:style-name="P11"><text:span text:style-name="T25">void</text:span><text:span text:style-name="T2"> Announcer::processDatagram</text:span> (const QByteArray&amp; datagram, const QHostAddress&amp; host, quint16 port)</text:p>
      <text:p text:style-name="P11">{</text:p>
      <text:p text:style-name="P11"><text:s text:c="4"/>AnnounceXmlParser announceParser;</text:p>
      <text:p text:style-name="P11"><text:s text:c="4"/>PeerStatusXmlParser statusParser;</text:p>
      <text:p text:style-name="P11"><text:s text:c="4"/>TransferStatusXmlParser transferStatusParser;</text:p>
      <text:p text:style-name="P11"><text:s text:c="4"/>SearchXmlParser searchParser;</text:p>
      <text:p text:style-name="P11"><text:s text:c="4"/>QString xml (datagram);</text:p>
      <text:p text:style-name="P11"><text:s text:c="4"/>AnnounceXmlData *announceData = <text:tab/><text:tab/><text:tab/><text:tab/><text:tab/><text:tab/><text:tab/><text:tab/>static_cast&lt;AnnounceXmlData*&gt;(announceParser.parseXml(xml));</text:p>
      <text:p text:style-name="P11"><text:s text:c="4"/>if (announceData-&gt;type == AnnounceXmlData::Announce) {</text:p>
      <text:p text:style-name="P11"><text:s text:c="8"/>Peer peer (announceData-&gt;senderName, host);</text:p>
      <text:p text:style-name="P11"><text:s text:c="8"/>emit gotAnnounce (peer);</text:p>
      <text:p text:style-name="P11"><text:s text:c="8"/>delete announceData;</text:p>
      <text:p text:style-name="P11"><text:s text:c="4"/>} else {</text:p>
      <text:p text:style-name="P11"><text:s text:c="8"/>PeerStatusXmlData *statusData = <text:tab/><text:tab/><text:tab/><text:tab/><text:tab/><text:tab/><text:tab/><text:tab/>static_cast&lt;PeerStatusXmlData*&gt;(statusParser.parseXml(xml));</text:p>
      <text:p text:style-name="P11"><text:s text:c="8"/>if (statusData-&gt;type == PeerStatusXmlData::PeerStatus) {</text:p>
      <text:p text:style-name="P11"><text:s text:c="12"/>if (statusData-&gt;isTyping) {</text:p>
      <text:p text:style-name="P11"><text:s text:c="16"/>emit peerTyping (host);</text:p>
      <text:p text:style-name="P11"><text:s text:c="12"/>}</text:p>
      <text:p text:style-name="P11"><text:s text:c="8"/>delete statusData;</text:p>
      <text:p text:style-name="P11"><text:s text:c="8"/>} else {</text:p>
      <text:p text:style-name="P11"><text:s text:c="12"/>TransferStatusXmlData *transferStatusData = static_cast&lt;TransferStatusXmlData*&gt;(transferStatusParser.parseXml(xml));</text:p>
      <text:p text:style-name="P11"><text:s text:c="4"/>if(transferStatusData-&gt;type==TransferStatusXmlData::TransferStatus){</text:p>
      <text:p text:style-name="P11"><text:s text:c="16"/>emit gotProgress(host, id, bytesDone, total, speed);</text:p>
      <text:p text:style-name="P11"><text:s text:c="16"/>delete transferStatusData;</text:p>
      <text:p text:style-name="P11"><text:s text:c="12"/>} else {</text:p>
      <text:p text:style-name="P11"><text:s text:c="16"/>SearchXmlData *searchXmlData = <text:tab/><text:tab/><text:tab/><text:tab/><text:tab/><text:tab/> <text:s text:c="3"/>static_cast&lt;SearchXmlData*&gt;(searchParser.parseXml(xml));</text:p>
      <text:p text:style-name="P11"><text:s text:c="16"/>if (searchXmlData-&gt;type == SearchXmlData::Search) {</text:p>
      <text:p text:style-name="P11"><text:s text:c="18"/>if (!UdpManager::instance()-&gt;isLocalHostIp(host)) {</text:p>
      <text:p text:style-name="P11"><text:s text:c="20"/>emit gotSearchRequest(searchXmlData-&gt;pattern, host);</text:p>
      <text:p text:style-name="P11"><text:s text:c="20"/>}</text:p>
      <text:p text:style-name="P11"><text:s text:c="16"/>}</text:p>
      <text:p text:style-name="P11"><text:s text:c="12"/>}</text:p>
      <text:p text:style-name="P11"><text:s text:c="8"/>}</text:p>
      <text:p text:style-name="P11"><text:s text:c="4"/>}</text:p>
      <text:p text:style-name="P11">}</text:p>
      <text:p text:style-name="P11"/>
      <text:p text:style-name="P11"/>
      <text:p text:style-name="P54">5.1.2 UDP Manager</text:p>
      <text:p text:style-name="P65"/>
      <text:p text:style-name="P44"><text:span text:style-name="T26">T</text:span><text:span text:style-name="T26">h</text:span><text:span text:style-name="T26">is c</text:span><text:span text:style-name="T26">l</text:span><text:span text:style-name="T26">a</text:span><text:span text:style-name="T26">s</text:span><text:span text:style-name="T26">s h</text:span><text:span text:style-name="T25">andles UDP Datagrams. </text:span><text:span text:style-name="T26">I</text:span><text:span text:style-name="T26">t </text:span><text:span text:style-name="T26">r</text:span><text:span text:style-name="T26">e</text:span><text:span text:style-name="T26">a</text:span><text:span text:style-name="T26">d</text:span><text:span text:style-name="T26">s</text:span><text:span text:style-name="T3"> broadcast function extracts a datagram from the network and passes it on to the other parts of the Kapotah core.</text:span></text:p>
      <text:p text:style-name="P16"/>
      <text:p text:style-name="P11"><text:span text:style-name="T25">void</text:span><text:span text:style-name="T2"> UdpManager::readBroadcast</text:span>()</text:p>
      <text:p text:style-name="P11">{</text:p>
      <text:p text:style-name="P11"><text:s text:c="4"/>while (m_broadcastSocket.hasPendingDatagrams()) {</text:p>
      <text:p text:style-name="P11"><text:s text:c="8"/>QHostAddress senderIp;</text:p>
      <text:p text:style-name="P11"><text:s text:c="8"/>quint16 senderPort;</text:p>
      <text:p text:style-name="P11"><text:s text:c="8"/>QByteArray datagram;</text:p>
      <text:p text:style-name="P11"><text:s text:c="8"/>datagram.resize (m_broadcastSocket.pendingDatagramSize());</text:p>
      <text:p text:style-name="P11"/>
      <text:p text:style-name="P11"><text:s text:c="8"/>if (m_broadcastSocket.readDatagram (datagram.data(), <text:tab/><text:tab/><text:tab/><text:tab/>datagram.size(), &amp;senderIp, &amp;senderPort) == -1) {</text:p>
      <text:p text:style-name="P11"><text:s text:c="12"/>continue;</text:p>
      <text:p text:style-name="P11"><text:s text:c="8"/>}</text:p>
      <text:p text:style-name="P11"><text:s text:c="8"/>emit gotDatagram(datagram, senderIp, senderPort);</text:p>
      <text:p text:style-name="P11"><text:s text:c="4"/>}</text:p>
      <text:p text:style-name="P11">}</text:p>
      <text:p text:style-name="P11"/>
      <text:p text:style-name="P50">The sendBroadcast function takes a datagram, and uses stored broadcast addresses from each network interface and send a datagram to all.</text:p>
      <text:p text:style-name="P37"/>
      <text:p text:style-name="P11"><text:span text:style-name="T25">void</text:span><text:span text:style-name="T2"> UdpManager::sendBroadcast</text:span> (const QByteArray&amp; datagram)</text:p>
      <text:p text:style-name="P11">{</text:p>
      <text:p text:style-name="P11"><text:s text:c="4"/>bool validBroadcastAddresses = true;</text:p>
      <text:p text:style-name="P25"><text:s text:c="4"/>foreach (QHostAddress address, m_broadcastAddresses + <text:tab/><text:tab/><text:tab/><text:tab/><text:tab/>m_additionalBroadcastAddresses) {</text:p>
      <text:p text:style-name="P25"><text:s text:c="8"/>if(m_broadcastSocket.writeDatagram(datagram, address,</text:p>
      <text:p text:style-name="P11"><text:s text:c="43"/>s_broadcastPort) == -1)</text:p>
      <text:p text:style-name="P11"><text:s text:c="12"/>validBroadcastAddresses = false;</text:p>
      <text:p text:style-name="P11"><text:s text:c="4"/>}</text:p>
      <text:p text:style-name="P11"/>
      <text:p text:style-name="P11"><text:s text:c="4"/>if (!validBroadcastAddresses)</text:p>
      <text:p text:style-name="P11"><text:s text:c="8"/>updateAddresses();</text:p>
      <text:p text:style-name="P11">}</text:p>
      <text:p text:style-name="P11"/>
      <text:p text:style-name="P51">The sendDatagram function takes a datagram and sends it to a specified host, as opposed to the sendBroadcast function which sends to all.</text:p>
      <text:p text:style-name="P38"/>
      <text:p text:style-name="P11"><text:span text:style-name="T25">void</text:span><text:span text:style-name="T2"> UdpManager::sendDatagram</text:span> (const QByteArray &amp;datagram, const QHostAddress &amp;host)</text:p>
      <text:p text:style-name="P11">{</text:p>
      <text:p text:style-name="P11"><text:s text:c="4"/>QHostAddress address(host);</text:p>
      <text:p text:style-name="P11"><text:s text:c="4"/>m_broadcastSocket.writeDatagram(datagram, address, s_broadcastPort);</text:p>
      <text:p text:style-name="P11">}</text:p>
      <text:p text:style-name="P56">5.2 Peer Management Module</text:p>
      <text:p text:style-name="P80"/>
      <text:p text:style-name="P52">5.2.1 Peer Manager</text:p>
      <text:p text:style-name="P17"/>
      <text:p text:style-name="P44">This class stores the list the client has of the peers on the network. The class also provides convenience functions to get name, ip etc for a peer according to model indices.</text:p>
      <text:p text:style-name="P36"/>
      <text:p text:style-name="P11"><text:span text:style-name="T2">PeerManager::PeerManager()</text:span> : m_peersModel(new PeersModel(this))</text:p>
      <text:p text:style-name="P11">{</text:p>
      <text:p text:style-name="P11"><text:s text:c="4"/>connect(m_peersModel,SIGNAL(rowsInserted(const QModelIndex&amp;, int, <text:tab/><text:tab/><text:tab/>int)),SLOT(peerAddedInModel(QModelIndex,int,int)));</text:p>
      <text:p text:style-name="P11"><text:s text:c="4"/>connect(m_peersModel,SIGNAL(rowsAboutToBeRemoved(const QModelIndex&amp;, <text:tab/><text:tab/>int, int)),SLOT(peerRemovedInModel(QModelIndex,int,int)));</text:p>
      <text:p text:style-name="P11">}</text:p>
      <text:p text:style-name="P11"/>
      <text:p text:style-name="P11">PeersModel* <text:span text:style-name="T2">PeerManager::peersModel()</text:span></text:p>
      <text:p text:style-name="P11">{</text:p>
      <text:p text:style-name="P11"><text:s text:c="4"/>return m_peersModel;</text:p>
      <text:p text:style-name="P11">}</text:p>
      <text:p text:style-name="P11"/>
      <text:p text:style-name="P40">Emitted when a new peer has been added to the model.</text:p>
      <text:p text:style-name="P11"/>
      <text:p text:style-name="P11"><text:span text:style-name="T25">void</text:span><text:span text:style-name="T2"> PeerManager::peerAddedInModel</text:span> (const QModelIndex&amp; index, int start, int finish)</text:p>
      <text:p text:style-name="P11">{</text:p>
      <text:p text:style-name="P11"><text:s text:c="4"/>emit peerAdded(ipFromIndex(m_peersModel-&gt;index(start)));</text:p>
      <text:p text:style-name="P11">}</text:p>
      <text:p text:style-name="P11"/>
      <text:p text:style-name="P49">Emitted when a new peer has been <text:span text:style-name="T4">removed from </text:span>the model.</text:p>
      <text:p text:style-name="P39"/>
      <text:p text:style-name="P11"><text:span text:style-name="T25">void</text:span><text:span text:style-name="T2"> PeerManager::peerRemovedInModel</text:span>(const QModelIndex&amp; index,int start, <text:tab/><text:tab/><text:tab/><text:tab/><text:tab/><text:tab/> <text:s/>int finish)</text:p>
      <text:p text:style-name="P11">{</text:p>
      <text:p text:style-name="P11"><text:s text:c="4"/>emit peerRemoved(ipFromIndex(m_peersModel-&gt;index(start)));</text:p>
      <text:p text:style-name="P18">}</text:p>
      <text:p text:style-name="P18"/>
      <text:p text:style-name="P54">5.2.2 Peers Model</text:p>
      <text:p text:style-name="P18"/>
      <text:p text:style-name="P57">This model contains data about online peers on the network. The list is updated from the network time to time, and dead peers are removed as required. <text:span text:style-name="T9">This function adds new peer to the list.</text:span></text:p>
      <text:p text:style-name="P11"><text:span text:style-name="T2">void PeersModel::addNewPeer</text:span> (Peer peer)</text:p>
      <text:p text:style-name="P11">{</text:p>
      <text:p text:style-name="P11"><text:s text:c="4"/>if (m_peerAddresses.contains (peer.ipAddress())) {</text:p>
      <text:p text:style-name="P11"><text:s text:c="8"/>m_ages[peer.ipAddress()] = 0;</text:p>
      <text:p text:style-name="P11"><text:s text:c="8"/>if (m_peers[peer.ipAddress()].name() != peer.name()) {</text:p>
      <text:p text:style-name="P11"><text:s text:c="12"/>Peer &amp;existingPeer = m_peers[peer.ipAddress()];</text:p>
      <text:p text:style-name="P11"><text:s text:c="12"/>existingPeer.setName(peer.name());</text:p>
      <text:p text:style-name="P25"><text:s text:c="12"/>emit dataChanged(createInde<text:span text:style-name="T32">x</text:span>(m_peer<text:span text:style-name="T32">IpAddress))</text:span>}</text:p>
      <text:p text:style-name="P11"><text:s text:c="8"/>return;</text:p>
      <text:p text:style-name="P11"><text:s text:c="4"/>}</text:p>
      <text:p text:style-name="P11"/>
      <text:p text:style-name="P11"><text:s text:c="4"/>int row = rowCount();</text:p>
      <text:p text:style-name="P11"/>
      <text:p text:style-name="P11"><text:s text:c="4"/>beginInsertRows (QModelIndex(), row, row);</text:p>
      <text:p text:style-name="P11"/>
      <text:p text:style-name="P11"><text:s text:c="4"/>m_peerAddresses.append(peer.ipAddress());</text:p>
      <text:p text:style-name="P11"><text:s text:c="4"/>m_peers[peer.ipAddress() ] = peer;</text:p>
      <text:p text:style-name="P11"><text:s text:c="4"/>m_ages[peer.ipAddress()] = 0;</text:p>
      <text:p text:style-name="P11"><text:s text:c="4"/>kaDebug("Adding"+ peer.name()+ peer.ipAddress().toString()+ "at"+ <text:tab/><text:tab/><text:tab/>QString::number(m_peerAddresses.indexOf(peer.ipAddress())));</text:p>
      <text:p text:style-name="P11"><text:s text:c="4"/>endInsertRows();</text:p>
      <text:p text:style-name="P11">}</text:p>
      <text:p text:style-name="P18"/>
      <text:p text:style-name="P82">This function checks for the avaliblity of a peer by checking if the broadcast is not received till a particular timeout.</text:p>
      <text:p text:style-name="P18"/>
      <text:p text:style-name="P11"><text:span text:style-name="T25">void</text:span><text:span text:style-name="T2"> PeersModel::checkStatus</text:span>()</text:p>
      <text:p text:style-name="P11">{</text:p>
      <text:p text:style-name="P11"><text:s text:c="4"/>QList&lt;QHostAddress&gt; addressesToRemove;</text:p>
      <text:p text:style-name="P11"/>
      <text:p text:style-name="P11"><text:s text:c="4"/>foreach (QHostAddress host, m_peerAddresses) {</text:p>
      <text:p text:style-name="P11"><text:s text:c="8"/>m_ages[host]++;</text:p>
      <text:p text:style-name="P11"><text:s text:c="8"/>if (m_ages[host] &gt; peerAnnounceTimeout) {</text:p>
      <text:p text:style-name="P11"><text:s text:c="12"/>addressesToRemove.append(host);</text:p>
      <text:p text:style-name="P11"><text:s text:c="8"/>}</text:p>
      <text:p text:style-name="P11"><text:s text:c="4"/>}</text:p>
      <text:p text:style-name="P11"/>
      <text:p text:style-name="P11"><text:s text:c="4"/>foreach (QHostAddress address, addressesToRemove) {</text:p>
      <text:p text:style-name="P11"><text:s text:c="8"/>int row = m_peerAddresses.indexOf(address);</text:p>
      <text:p text:style-name="P11"><text:s text:c="8"/>beginRemoveRows(QModelIndex(), row, row);</text:p>
      <text:p text:style-name="P11"><text:s text:c="8"/>kaDebug("Removing " + address.toString());</text:p>
      <text:p text:style-name="P11"><text:s text:c="8"/>m_peers.remove(address);</text:p>
      <text:p text:style-name="P11"><text:s text:c="8"/>m_peerAddresses.removeAll(address);</text:p>
      <text:p text:style-name="P11"><text:s text:c="8"/>endRemoveRows();</text:p>
      <text:p text:style-name="P11"><text:s text:c="4"/>}</text:p>
      <text:p text:style-name="P11">}</text:p>
      <text:p text:style-name="P63">5.3 Message Dispatcher Module</text:p>
      <text:p text:style-name="P18"/>
      <text:p text:style-name="P40">Handles sending and notifies reception of messages.</text:p>
      <text:p text:style-name="P18"/>
      <text:p text:style-name="P18"><text:span text:style-name="T25">void</text:span><text:span text:style-name="T2"> MessageDispatcher::newMessage</text:span>(QString message,QHostAddress Address)</text:p>
      <text:p text:style-name="P11">{</text:p>
      <text:p text:style-name="P11"><text:s text:c="4"/>MessageXmlParser parser;</text:p>
      <text:p text:style-name="P11"><text:s text:c="4"/>MessageXmlData *data = <text:tab/><text:tab/><text:tab/> <text:s text:c="3"/><text:tab/>static_cast&lt;MessageXmlData*&gt;(parser.parseXml(message));</text:p>
      <text:p text:style-name="P11"/>
      <text:p text:style-name="P11"><text:s text:c="4"/>if (data-&gt;type == AbstractXmlData::Message) {</text:p>
      <text:p text:style-name="P11"><text:s text:c="8"/>emit gotNewMessage (data-&gt;message, peerAddress);</text:p>
      <text:p text:style-name="P11"><text:s text:c="4"/>} else {</text:p>
      <text:p text:style-name="P11"><text:s text:c="8"/>gotNewTransfer(message, peerAddress);</text:p>
      <text:p text:style-name="P11"><text:s text:c="4"/>}</text:p>
      <text:p text:style-name="P11">}</text:p>
      <text:p text:style-name="P11"/>
      <text:p text:style-name="P11"/>
      <text:p text:style-name="P40"><text:span text:style-name="T33">This function s</text:span>end<text:span text:style-name="T33">s</text:span> a message to a peer on the network.</text:p>
      <text:p text:style-name="P18"/>
      <text:p text:style-name="P11"><text:span text:style-name="T25">void</text:span><text:span text:style-name="T2"> MessageDispatcher::sendNewMessage</text:span> (QString message, QHostAddress peerAddress)</text:p>
      <text:p text:style-name="P11">{</text:p>
      <text:p text:style-name="P11"><text:s text:c="4"/>MessageXmlData data;</text:p>
      <text:p text:style-name="P11"><text:s text:c="4"/>MessageXmlParser parser;</text:p>
      <text:p text:style-name="P11"><text:s text:c="4"/>data.type = AbstractXmlData::Message;</text:p>
      <text:p text:style-name="P11"><text:s text:c="4"/>data.message = message;</text:p>
      <text:p text:style-name="P11"><text:s text:c="4"/>MessageSenderThread *thread = new MessageSenderThread <text:tab/><text:tab/><text:tab/><text:tab/> <text:s text:c="25"/>(parser.composeXml(&amp;data), peerAddress);</text:p>
      <text:p text:style-name="P11"><text:s text:c="4"/>thread-&gt;start();</text:p>
      <text:p text:style-name="P19">}</text:p>
      <text:p text:style-name="P104"/>
      <text:p text:style-name="P104">5.4 Transfers Module</text:p>
      <text:p text:style-name="P53"/>
      <text:p text:style-name="P52">5.4.1 File Server</text:p>
      <text:p text:style-name="P18"/>
      <text:p text:style-name="P3">This class is basically a TCP Server which listens for transfer requests. This class is a TCP server that listens for file transfer requests.</text:p>
      <text:p text:style-name="P3"/>
      <text:p text:style-name="P18"><text:span text:style-name="T25">void</text:span><text:span text:style-name="T2"> FileServer::incomingConnection</text:span> (int handle)</text:p>
      <text:p text:style-name="P11">{</text:p>
      <text:p text:style-name="P11"><text:s text:c="4"/>FileServerThread *thread = new FileServerThread(handle);</text:p>
      <text:p text:style-name="P11"><text:s text:c="4"/>thread-&gt;start();</text:p>
      <text:p text:style-name="P18">}</text:p>
      <text:p text:style-name="P54">5.4.2 Abstract Transfer</text:p>
      <text:p text:style-name="P33"/>
      <text:p text:style-name="P83">This provides an abstract class for any type of transfers.</text:p>
      <text:p text:style-name="P83"/>
      <text:p text:style-name="P18">class <text:span text:style-name="T2">Transfer : public QObject</text:span></text:p>
      <text:p text:style-name="P11"><text:s text:c="4"/>{</text:p>
      <text:p text:style-name="P11"><text:s text:c="12"/>Q_OBJECT</text:p>
      <text:p text:style-name="P11"/>
      <text:p text:style-name="P11"><text:s text:c="8"/>public:</text:p>
      <text:p text:style-name="P11"><text:s text:c="12"/>enum TransferType { Incoming, Outgoing };</text:p>
      <text:p text:style-name="P11"><text:s text:c="12"/>enum TransferState { Waiting, PreparingList, Connecting, <text:tab/><text:tab/><text:tab/><text:tab/><text:tab/><text:tab/> <text:s text:c="3"/>Transferring, Done };</text:p>
      <text:p text:style-name="P11"><text:s text:c="12"/>explicit Transfer(QList&lt;TransferFile&gt; files, quint64 <text:tab/><text:tab/><text:tab/><text:tab/><text:tab/><text:tab/>totalSize, quint64 numFiles, quint64 <text:tab/><text:tab/><text:tab/> <text:s text:c="16"/>numDirs,QHostAddress peer, bool <text:s text:c="12"/><text:tab/><text:tab/><text:tab/><text:tab/> <text:s/>isSearchReponse = false, QObject* parent = 0);</text:p>
      <text:p text:style-name="P11"/>
      <text:p text:style-name="P11"><text:s text:c="12"/>virtual void start() = 0;</text:p>
      <text:p text:style-name="P11"><text:tab/><text:tab/>virtual void stop() = 0;</text:p>
      <text:p text:style-name="P11"/>
      <text:p text:style-name="P11"><text:s text:c="12"/>virtual TransferType type() = 0;</text:p>
      <text:p text:style-name="P11"><text:s text:c="12"/>QHostAddress peerAddress();</text:p>
      <text:p text:style-name="P11"><text:s text:c="12"/>bool isSearchResponse() const;</text:p>
      <text:p text:style-name="P11"><text:s text:c="12"/>void setIsSearchResponse(bool isSearchResponse);</text:p>
      <text:p text:style-name="P11"><text:s text:c="12"/>QStringList itemNames() const;</text:p>
      <text:p text:style-name="P11"><text:s text:c="12"/>void setItemNames(const QStringList &amp;list);</text:p>
      <text:p text:style-name="P11"/>
      <text:p text:style-name="P11"><text:s text:c="8"/>protected:</text:p>
      <text:p text:style-name="P11"><text:s text:c="12"/>//Details about the transfer</text:p>
      <text:p text:style-name="P11"><text:s text:c="12"/>QHostAddress m_peerAddress;</text:p>
      <text:p text:style-name="P11"><text:s text:c="12"/>TransferType m_type;</text:p>
      <text:p text:style-name="P11"><text:s text:c="12"/>TransferState m_state;</text:p>
      <text:p text:style-name="P11"><text:s text:c="12"/>quint64 m_totalSize;</text:p>
      <text:p text:style-name="P11"><text:s text:c="12"/>quint64 m_numFiles;</text:p>
      <text:p text:style-name="P11"><text:s text:c="12"/>quint64 m_numDirs;</text:p>
      <text:p text:style-name="P11"><text:s text:c="12"/>quint64 m_sizeDone;</text:p>
      <text:p text:style-name="P11"><text:s text:c="12"/>quint64 m_filesDone;</text:p>
      <text:p text:style-name="P11"><text:s text:c="12"/>bool m_isSearchResponse;</text:p>
      <text:p text:style-name="P11"><text:s text:c="12"/>QList&lt;TransferFile&gt; m_files;</text:p>
      <text:p text:style-name="P11"><text:s text:c="12"/>TransferFile m_currentFile;</text:p>
      <text:p text:style-name="P11"><text:s text:c="12"/>TransferThread *m_thread;</text:p>
      <text:p text:style-name="P11"><text:s text:c="12"/>QList&lt;TransferFile&gt;::iterator m_filesIterator;</text:p>
      <text:p text:style-name="P11"><text:s text:c="12"/>QString m_id;</text:p>
      <text:p text:style-name="P11"><text:s text:c="12"/>QStringList m_items;</text:p>
      <text:p text:style-name="P11"/>
      <text:p text:style-name="P11"><text:s text:c="8"/>signals:</text:p>
      <text:p text:style-name="P11"><text:s text:c="12"/>void progress (quint64 done, quint64 total, quint32 speed);</text:p>
      <text:p text:style-name="P11"><text:s text:c="12"/>void done();</text:p>
      <text:p text:style-name="P11"><text:s text:c="12"/>void canceled();</text:p>
      <text:p text:style-name="P18"><text:s text:c="4"/>};</text:p>
      <text:p text:style-name="P67"/>
      <text:p text:style-name="P54">5.4.2.1 Incoming Transfer</text:p>
      <text:p text:style-name="P18"/>
      <text:p text:style-name="P9"><text:span text:style-name="T28">It</text:span><text:span text:style-name="T30"> h</text:span>andles <text:span text:style-name="T27">an</text:span> incoming transfer <text:span text:style-name="T27">which</text:span> is a collection of files <text:span text:style-name="T27">that</text:span> a peer has sent <text:span text:style-name="T27">together. </text:span><text:span text:style-name="T33">This fuction starts the incoming transfer.</text:span></text:p>
      <text:p text:style-name="P18"><text:span text:style-name="T25">void</text:span><text:span text:style-name="T2"> IncomingTransfer::start</text:span>()</text:p>
      <text:p text:style-name="P11">{</text:p>
      <text:p text:style-name="P11"><text:s text:c="4"/>if (m_destinationDir.isEmpty()) {</text:p>
      <text:p text:style-name="P11"><text:s text:c="8"/>emit needDestinationDir();</text:p>
      <text:p text:style-name="P11"><text:s text:c="4"/>} else {</text:p>
      <text:p text:style-name="P11"><text:s text:c="8"/>m_filesIterator = m_files.begin();</text:p>
      <text:p text:style-name="P11"><text:s text:c="8"/>startNextFile();</text:p>
      <text:p text:style-name="P11"><text:s text:c="4"/>}</text:p>
      <text:p text:style-name="P11">}</text:p>
      <text:p text:style-name="P11"/>
      <text:p text:style-name="P10">This fuction starts the next incoming transfer.</text:p>
      <text:p text:style-name="P11"><text:span text:style-name="T25">void</text:span><text:span text:style-name="T2"> IncomingTransfer::startNextFile</text:span>()</text:p>
      <text:p text:style-name="P11">{</text:p>
      <text:p text:style-name="P11"><text:s text:c="4"/>QDir destinationDir(m_destinationDir);</text:p>
      <text:p text:style-name="P12"><text:s text:c="4"/>m_thread = new IncomingTransferThread(m_peerAddress, <text:tab/><text:tab/><text:tab/><text:tab/> <text:s text:c="12"/>m_filesIterator-&gt;id,</text:p>
      <text:p text:style-name="P12"><text:tab/> <text:s text:c="10"/>destinationDir.absoluteFilePath(m_filesIterator-&gt;path),</text:p>
      <text:p text:style-name="P11"><text:s text:c="17"/>m_filesIterator-&gt;size, this);</text:p>
      <text:p text:style-name="P11"><text:s text:c="4"/>connect (m_thread, SIGNAL (done ()), SLOT (currentFileFinished()));</text:p>
      <text:p text:style-name="P11"><text:s text:c="4"/>connect (m_thread, SIGNAL (progress (quint64, quint64)), SLOT <text:tab/><text:tab/><text:tab/>(reportProgress (quint64, quint64)));</text:p>
      <text:p text:style-name="P11"><text:s text:c="4"/>m_thread-&gt;start();</text:p>
      <text:p text:style-name="P11">}</text:p>
      <text:p text:style-name="P11"/>
      <text:p text:style-name="P11"/>
      <text:p text:style-name="P84">It emits a signal on the finish of a file transfer.</text:p>
      <text:p text:style-name="P18"/>
      <text:p text:style-name="P11"><text:span text:style-name="T2">void IncomingTransfer::currentFileFinished</text:span>()</text:p>
      <text:p text:style-name="P11">{</text:p>
      <text:p text:style-name="P11"><text:s text:c="4"/>m_thread-&gt;wait();</text:p>
      <text:p text:style-name="P11"><text:s text:c="4"/>++m_filesDone;</text:p>
      <text:p text:style-name="P11"><text:s text:c="4"/>m_sizeDone += m_filesIterator-&gt;size;</text:p>
      <text:p text:style-name="P11"><text:s text:c="4"/>++m_filesIterator;</text:p>
      <text:p text:style-name="P11"/>
      <text:p text:style-name="P11"><text:s text:c="4"/>if (m_filesIterator == m_files.end()) {</text:p>
      <text:p text:style-name="P11"><text:s text:c="8"/>emit done();</text:p>
      <text:p text:style-name="P11"><text:s text:c="4"/>} else {</text:p>
      <text:p text:style-name="P11"><text:s text:c="8"/>startNextFile();</text:p>
      <text:p text:style-name="P11"><text:s text:c="4"/>}</text:p>
      <text:p text:style-name="P11">}</text:p>
      <text:p text:style-name="P18"/>
      <text:p text:style-name="P85">This fuction calculates the speed of transfer.</text:p>
      <text:p text:style-name="P18"/>
      <text:p text:style-name="P11"><text:span text:style-name="T25">void</text:span><text:span text:style-name="T2"> IncomingTransfer::timerEvent</text:span> (QTimerEvent* event)</text:p>
      <text:p text:style-name="P11">{</text:p>
      <text:p text:style-name="P11"><text:s text:c="4"/>m_speed=(m_doneTillLastProgressReport-m_doneSinceLastSpeedEstimate);</text:p>
      <text:p text:style-name="P11"><text:s text:c="4"/>m_doneSinceLastSpeedEstimate = m_doneTillLastProgressReport;</text:p>
      <text:p text:style-name="P11">}</text:p>
      <text:p text:style-name="P11"/>
      <text:p text:style-name="P11"/>
      <text:p text:style-name="P86"><text:soft-page-break/>This function emits a signal canceled when user has clicked on cancel.</text:p>
      <text:p text:style-name="P31"/>
      <text:p text:style-name="P11"><text:span text:style-name="T25">void</text:span><text:span text:style-name="T2"> IncomingTransfer::stop</text:span>()</text:p>
      <text:p text:style-name="P11">{</text:p>
      <text:p text:style-name="P11"><text:s text:c="4"/>reportProgress(-m_sizeDone-1, m_totalSize); //Send negative progress</text:p>
      <text:p text:style-name="P11"><text:s text:c="4"/>delete m_thread;</text:p>
      <text:p text:style-name="P11"><text:s text:c="4"/>emit canceled();</text:p>
      <text:p text:style-name="P11"><text:s text:c="4"/>deleteLater();</text:p>
      <text:p text:style-name="P26">}</text:p>
      <text:p text:style-name="P99"/>
      <text:p text:style-name="P99">5.4.2.2 Outgoing Transfer</text:p>
      <text:p text:style-name="P40"/>
      <text:p text:style-name="P44">Handles <text:span text:style-name="T25">one</text:span> outgoing transfer <text:span text:style-name="T33">which</text:span> is a collection of files which a peer has sent together. <text:span text:style-name="T33">Following function is t</text:span>he method which runs in the thread.</text:p>
      <text:p text:style-name="P67"/>
      <text:p text:style-name="P11"><text:span text:style-name="T2">void OutgoingTransferThread::run</text:span>()</text:p>
      <text:p text:style-name="P11">{</text:p>
      <text:p text:style-name="P11"><text:s text:c="4"/>setStatus(PreparingList);</text:p>
      <text:p text:style-name="P11"><text:s text:c="4"/>emit startPreparingList();</text:p>
      <text:p text:style-name="P11"/>
      <text:p text:style-name="P11"><text:s text:c="4"/>TransferXmlData data;</text:p>
      <text:p text:style-name="P11"><text:s text:c="4"/>foreach (Kapotah::TransferFile file, m_initialList) {</text:p>
      <text:p text:style-name="P11"><text:s text:c="8"/>m_mutex.lock();</text:p>
      <text:p text:style-name="P11"><text:s text:c="8"/>if (doQuit) {</text:p>
      <text:p text:style-name="P11"><text:s text:c="12"/>m_mutex.unlock();</text:p>
      <text:p text:style-name="P11"><text:s text:c="12"/>break;</text:p>
      <text:p text:style-name="P11"><text:s text:c="8"/>}</text:p>
      <text:p text:style-name="P11"><text:s text:c="8"/>m_mutex.unlock();</text:p>
      <text:p text:style-name="P11"/>
      <text:p text:style-name="P11"><text:s text:c="8"/>QFileInfo info (file.path);</text:p>
      <text:p text:style-name="P11"><text:s text:c="8"/>data.items.append(info.fileName());</text:p>
      <text:p text:style-name="P11"/>
      <text:p text:style-name="P11"><text:s text:c="8"/>if (info.isDir()) {</text:p>
      <text:p text:style-name="P11"><text:s text:c="12"/>QDir parentDir(file.path);</text:p>
      <text:p text:style-name="P11"><text:s text:c="12"/>parentDir.cdUp();</text:p>
      <text:p text:style-name="P11"><text:s text:c="12"/>m_parentDir = parentDir.path();</text:p>
      <text:p text:style-name="P11"><text:s text:c="12"/>addFilesInDir (file.path);</text:p>
      <text:p text:style-name="P11"><text:s text:c="8"/>} else {</text:p>
      <text:p text:style-name="P11"><text:s text:c="12"/>addFileToList(file.path, info.fileName());</text:p>
      <text:p text:style-name="P11"><text:s text:c="8"/>}</text:p>
      <text:p text:style-name="P11"><text:s text:c="4"/>}</text:p>
      <text:p text:style-name="P11"/>
      <text:p text:style-name="P11"><text:s text:c="4"/>m_mutex.lock();</text:p>
      <text:p text:style-name="P11"><text:s text:c="4"/>if (doQuit) {</text:p>
      <text:p text:style-name="P11"><text:s text:c="8"/>deleteLater();</text:p>
      <text:p text:style-name="P11"><text:s text:c="4"/>}</text:p>
      <text:p text:style-name="P11"><text:s text:c="4"/>m_mutex.unlock();</text:p>
      <text:p text:style-name="P11"><text:s text:c="4"/>emit donePreparingList();</text:p>
      <text:p text:style-name="P11"><text:s text:c="4"/>setStatus(SendingList);</text:p>
      <text:p text:style-name="P11"><text:s text:c="4"/>emit startSendingList();</text:p>
      <text:p text:style-name="P11"><text:s text:c="4"/>TransferXmlParser parser;</text:p>
      <text:p text:style-name="P11"><text:s text:c="4"/>data = //Set values</text:p>
      <text:p text:style-name="P11"><text:s text:c="4"/>MessageSenderThread *thread = new MessageSenderThread <text:tab/><text:tab/><text:tab/><text:tab/><text:tab/><text:tab/><text:tab/><text:tab/> <text:s text:c="3"/>(parser.composeXml(&amp;data), m_ip);</text:p>
      <text:p text:style-name="P11"><text:s text:c="4"/>thread-&gt;start();</text:p>
      <text:p text:style-name="P11"><text:s text:c="4"/>setStatus(SentList);</text:p>
      <text:p text:style-name="P11"><text:s text:c="4"/>emit doneSendingList();</text:p>
      <text:p text:style-name="P11">}</text:p>
      <text:p text:style-name="P46"><text:soft-page-break/><text:span text:style-name="T34">This function </text:span><text:span text:style-name="T35">checks whether the path of the file to be transferred is of a file or a folder</text:span><text:span text:style-name="T34">.</text:span></text:p>
      <text:p text:style-name="P44"/>
      <text:p text:style-name="P11"><text:span text:style-name="T25">void</text:span><text:span text:style-name="T2"> OutgoingTransferThread::addFilesInDir</text:span> (QString path)</text:p>
      <text:p text:style-name="P11">{</text:p>
      <text:p text:style-name="P11"><text:s text:c="4"/>if (doQuit) {return;}</text:p>
      <text:p text:style-name="P11"><text:s text:c="4"/>QDir dir (path);</text:p>
      <text:p text:style-name="P11"><text:s text:c="4"/>foreach(QString file, dir.entryList (QDir::Files | QDir::Hidden)) {</text:p>
      <text:p text:style-name="P11"><text:s text:c="8"/><text:tab/>if(!QFileInfo(dir.absoluteFilePath(file)).isDir()) {</text:p>
      <text:p text:style-name="P11"><text:s text:c="14"/>QString fullPath(dir.absoluteFilePath (file));</text:p>
      <text:p text:style-name="P11"><text:s text:c="14"/>addFileToList(fullPath, <text:tab/><text:tab/><text:tab/><text:tab/><text:tab/><text:tab/><text:tab/><text:tab/> <text:s text:c="13"/>QDir(m_parentDir).relativeFilePath(fullPath));</text:p>
      <text:p text:style-name="P11"><text:s text:c="8"/>}</text:p>
      <text:p text:style-name="P11"><text:s text:c="4"/>}</text:p>
      <text:p text:style-name="P11"><text:s text:c="4"/>foreach(QString tdir, dir.entryList (QDir::Hidden | QDir::Dirs | <text:tab/><text:span text:style-name="T23"><text:tab/> <text:s text:c="4"/></text:span>QDir::NoDotAndDotDot | QDir::NoSymLinks)) {</text:p>
      <text:p text:style-name="P11"><text:s text:c="11"/>if(QFileInfo(dir.absoluteFilePath(tdir)).isDir()) {</text:p>
      <text:p text:style-name="P11"><text:s text:c="12"/>dir.cd (tdir);</text:p>
      <text:p text:style-name="P11"><text:s text:c="12"/>m_totalDirCount++;</text:p>
      <text:p text:style-name="P11"><text:s text:c="12"/>addFilesInDir(dir.absolutePath());</text:p>
      <text:p text:style-name="P11"><text:s text:c="12"/>dir.cdUp();</text:p>
      <text:p text:style-name="P11"><text:s text:c="8"/>}</text:p>
      <text:p text:style-name="P11"><text:s text:c="4"/>}</text:p>
      <text:p text:style-name="P11">}</text:p>
      <text:p text:style-name="P87"/>
      <text:p text:style-name="P41"><text:span text:style-name="T34">This </text:span><text:span text:style-name="T35">function adds the files or files inside a folder to the list.</text:span></text:p>
      <text:p text:style-name="P81"/>
      <text:p text:style-name="P11"><text:span text:style-name="T25">void</text:span><text:span text:style-name="T2"> OutgoingTransferThread::addFileToList</text:span>(QString fullPath, QString <text:tab/><text:tab/><text:tab/><text:tab/><text:tab/><text:tab/><text:tab/><text:tab/> <text:s/>relativePath)</text:p>
      <text:p text:style-name="P11">{</text:p>
      <text:p text:style-name="P11"><text:s text:c="4"/>QFileInfo info(fullPath);</text:p>
      <text:p text:style-name="P11"><text:s text:c="4"/>Kapotah::TransferFile relativeFile; <text:s text:c="3"/>//File without absolute paths</text:p>
      <text:p text:style-name="P11"><text:s text:c="4"/>relativeFile.id = TransferManager::instance()-&gt;newI<text:span text:style-name="T35">d</text:span>(fullPath);</text:p>
      <text:p text:style-name="P11"><text:s text:c="4"/>relativeFile.path = relativePath;</text:p>
      <text:p text:style-name="P11"><text:s text:c="4"/>relativeFile.size = info.size();</text:p>
      <text:p text:style-name="P11"><text:s text:c="4"/>m_totalSize += info.size();</text:p>
      <text:p text:style-name="P11"><text:s text:c="4"/>m_totalFileCount++;</text:p>
      <text:p text:style-name="P11"><text:s text:c="4"/>m_files.append(relativeFile);</text:p>
      <text:p text:style-name="P11"><text:s text:c="4"/>kaDebug("Adding"+fullPath+QString("Total %1 bytes %2 MiB from %3 <text:tab/><text:tab/><text:tab/><text:tab/><text:tab/><text:tab/><text:tab/> <text:s/>files and %4 directories")</text:p>
      <text:p text:style-name="P11"><text:s text:c="6"/>.arg(m_totalSize).arg(m_totalSize/1024/1024).arg(m_totalFileCount) <text:s text:c="2"/><text:tab/>.arg(m_totalDirCount));</text:p>
      <text:p text:style-name="P11">}</text:p>
      <text:p text:style-name="P40"/>
      <text:p text:style-name="P89">This function tells the status of a file whether it is connecting or waiting to connect.</text:p>
      <text:p text:style-name="P44"/>
      <text:p text:style-name="P11">OutgoingTransferThread::<text:span text:style-name="T2">Status OutgoingTransferThread::status</text:span>()</text:p>
      <text:p text:style-name="P11">{</text:p>
      <text:p text:style-name="P11"><text:s text:c="4"/>Status status;</text:p>
      <text:p text:style-name="P11"><text:s text:c="4"/>m_mutex.lock();</text:p>
      <text:p text:style-name="P11"><text:s text:c="4"/>status = m_status;</text:p>
      <text:p text:style-name="P11"><text:s text:c="4"/>m_mutex.unlock();</text:p>
      <text:p text:style-name="P11"><text:s text:c="4"/>return status;</text:p>
      <text:p text:style-name="P27">}</text:p>
      <text:p text:style-name="P100"><text:soft-page-break/>5.4.3 Transfer Manager</text:p>
      <text:p text:style-name="P40"/>
      <text:p text:style-name="P45">This <text:span text:style-name="T35">singleton </text:span>class maintains pointers to ongoing transfers, both incoming and outgoing. The class should be used when a new transfer is to be added to the system. Provides convenience functions to generate IDs and resolve the IDs to files. <text:span text:style-name="T35">The following function adds file to the transfer.</text:span></text:p>
      <text:p text:style-name="P42"/>
      <text:p text:style-name="P11">Transfer* <text:span text:style-name="T2">TransferManager::addTransfer</text:span> (Transfer::TransferType type, TransferXmlData data, QHostAddress peer, bool isSearchResponse)</text:p>
      <text:p text:style-name="P11">{</text:p>
      <text:p text:style-name="P11"><text:s text:c="4"/>Transfer *transfer = 0;</text:p>
      <text:p text:style-name="P11"/>
      <text:p text:style-name="P13"><text:s text:c="4"/>if(type == Transfer::Incoming) <text:span text:style-name="T24">{</text:span></text:p>
      <text:p text:style-name="P13"><text:span text:style-name="T24"><text:tab/></text:span>transfer=new IncomingTransfer(data.files, data.totalSize, <text:tab/><text:tab/><text:tab/><text:tab/><text:tab/> <text:s text:c="15"/>data.totalNumFiles, data.totalNumDirs,</text:p>
      <text:p text:style-name="P11"><text:s text:c="33"/>peer, data.id, isSearchResponse, this);</text:p>
      <text:p text:style-name="P11"><text:s text:c="4"/>} else if (type == Transfer::Outgoing) {</text:p>
      <text:p text:style-name="P11"><text:s text:c="10"/>transfer = new OutgoingTransfer (data.files, peer, <text:s text:c="8"/><text:tab/><text:tab/><text:tab/><text:tab/><text:tab/><text:tab/><text:tab/><text:tab/>isSearchResponse, this);</text:p>
      <text:p text:style-name="P11"><text:s text:c="4"/>}</text:p>
      <text:p text:style-name="P11"><text:s text:c="4"/>transfer-&gt;setItemNames(data.items);</text:p>
      <text:p text:style-name="P11"><text:s text:c="4"/>m_transfersList.append (transfer);</text:p>
      <text:p text:style-name="P11"><text:s text:c="4"/>connect (transfer, SIGNAL (done()), SLOT (onTransferFinished()));</text:p>
      <text:p text:style-name="P11"><text:s text:c="4"/>emit newTransferAdded (transfer);</text:p>
      <text:p text:style-name="P11"><text:s text:c="4"/>return transfer;</text:p>
      <text:p text:style-name="P11">}</text:p>
      <text:p text:style-name="P40"/>
      <text:p text:style-name="P88">This function generates a unique ID for each file, which is the current time since epoch.</text:p>
      <text:p text:style-name="P40"/>
      <text:p text:style-name="P11"><text:span text:style-name="T25">QString</text:span><text:span text:style-name="T2"> TransferManager::newId</text:span> (QString path)</text:p>
      <text:p text:style-name="P11">{</text:p>
      <text:p text:style-name="P11"><text:s text:c="4"/>QString id = QString::number(m_seqNo++) + QString::number <text:tab/><text:tab/><text:tab/><text:tab/> <text:s text:c="4"/>(QDateTime::currentMSecsSinceEpoch());</text:p>
      <text:p text:style-name="P11"/>
      <text:p text:style-name="P11"><text:s text:c="4"/>m_paths[id] = path;</text:p>
      <text:p text:style-name="P11"/>
      <text:p text:style-name="P11"><text:s text:c="4"/>return id;</text:p>
      <text:p text:style-name="P11">}</text:p>
      <text:p text:style-name="P18"/>
      <text:p text:style-name="P90">This function parses and adds the incoming transfer to the list.</text:p>
      <text:p text:style-name="P18"/>
      <text:p text:style-name="P11"><text:span text:style-name="T25">void</text:span><text:span text:style-name="T2"> TransferManager::handleIncomingTransfer</text:span> (QString transfer, QHostAddress peer)</text:p>
      <text:p text:style-name="P11">{</text:p>
      <text:p text:style-name="P11"><text:s text:c="4"/>TransferXmlParser parser;</text:p>
      <text:p text:style-name="P11"><text:s text:c="4"/>TransferXmlData *data = <text:tab/><text:tab/><text:tab/> <text:s text:c="4"/><text:tab/>static_cast&lt;TransferXmlData*&gt;(parser.parseXml(transfer));</text:p>
      <text:p text:style-name="P11"><text:s text:c="4"/>Transfer *newTransfer = addTransfer (Transfer::Incoming, *data, <text:tab/><text:tab/><text:tab/><text:tab/><text:tab/><text:tab/><text:tab/><text:tab/>peer, data-&gt;isSearchResponse);</text:p>
      <text:p text:style-name="P11"><text:s text:c="4"/>delete data;</text:p>
      <text:p text:style-name="P11">}</text:p>
      <text:p text:style-name="P97"><text:soft-page-break/>5.4.4 Transfer Threads</text:p>
      <text:p text:style-name="P11"/>
      <text:p text:style-name="P11">class <text:span text:style-name="T2">TransferThread : public QThread</text:span></text:p>
      <text:p text:style-name="P11">{</text:p>
      <text:p text:style-name="P11"><text:s text:c="8"/>Q_OBJECT</text:p>
      <text:p text:style-name="P11"/>
      <text:p text:style-name="P11"><text:s text:c="4"/>public:</text:p>
      <text:p text:style-name="P11"><text:s text:c="8"/>explicit TransferThread (QHostAddress ip, QObject* parent = 0);</text:p>
      <text:p text:style-name="P11"/>
      <text:p text:style-name="P11"><text:s text:c="4"/>protected:</text:p>
      <text:p text:style-name="P11"><text:s text:c="8"/>virtual void run() = 0;</text:p>
      <text:p text:style-name="P11"><text:s text:c="8"/>QHostAddress m_ip;</text:p>
      <text:p text:style-name="P11"/>
      <text:p text:style-name="P11"><text:s text:c="4"/>public slots:</text:p>
      <text:p text:style-name="P11"><text:s text:c="8"/>virtual void stopTransfer() = 0;</text:p>
      <text:p text:style-name="P11"/>
      <text:p text:style-name="P11"><text:s text:c="4"/>signals:</text:p>
      <text:p text:style-name="P11"><text:s text:c="8"/>void progress (quint64 done, quint64 total);</text:p>
      <text:p text:style-name="P11"><text:s text:c="8"/>void done ();</text:p>
      <text:p text:style-name="P28">};</text:p>
      <text:p text:style-name="P101"/>
      <text:p text:style-name="P101">5.4.4.1 Incoming Transfer Thread</text:p>
      <text:p text:style-name="P18"/>
      <text:p text:style-name="P91">This function contacts the sender with the ID of the file and prepares it for the transfer.</text:p>
      <text:p text:style-name="P70"/>
      <text:p text:style-name="P11"><text:span text:style-name="T2">void IncomingTransferThread::run</text:span>()</text:p>
      <text:p text:style-name="P11">{</text:p>
      <text:p text:style-name="P11"><text:s text:c="4"/>bool readyToReceive = false;</text:p>
      <text:p text:style-name="P11"><text:s text:c="4"/>quint64 bytesCopied;</text:p>
      <text:p text:style-name="P11"/>
      <text:p text:style-name="P11"><text:s text:c="4"/>QFile file;</text:p>
      <text:p text:style-name="P11"/>
      <text:p text:style-name="P11"><text:s text:c="4"/>if (m_size == 0) { <text:s/>//Create an empty file</text:p>
      <text:p text:style-name="P11"><text:s text:c="8"/>file.setFileName (m_filename);</text:p>
      <text:p text:style-name="P11"><text:s text:c="8"/>file.open (QIODevice::WriteOnly);</text:p>
      <text:p text:style-name="P11"><text:s text:c="8"/>emit done ();</text:p>
      <text:p text:style-name="P11"><text:s text:c="8"/>file.close();</text:p>
      <text:p text:style-name="P11"><text:s text:c="8"/>return;</text:p>
      <text:p text:style-name="P11"><text:s text:c="4"/>}</text:p>
      <text:p text:style-name="P11"/>
      <text:p text:style-name="P11"><text:s text:c="4"/>QTcpSocket socket;</text:p>
      <text:p text:style-name="P11"/>
      <text:p text:style-name="P11"><text:s text:c="4"/>setStatus(Connecting);</text:p>
      <text:p text:style-name="P11"><text:s text:c="4"/>socket.connectToHost (m_ip, s_fileTransferPort);</text:p>
      <text:p text:style-name="P11"><text:s text:c="4"/>socket.waitForConnected();</text:p>
      <text:p text:style-name="P11"/>
      <text:p text:style-name="P11"><text:s text:c="4"/>setStatus(Requesting);</text:p>
      <text:p text:style-name="P11"><text:s text:c="4"/>socket.write (m_id.toUtf8()); //ID</text:p>
      <text:p text:style-name="P11"><text:s text:c="4"/>socket.waitForBytesWritten();</text:p>
      <text:p text:style-name="P11"/>
      <text:p text:style-name="P11"><text:s text:c="4"/>while (1) {</text:p>
      <text:p text:style-name="P11"><text:s text:c="8"/>m_mutex.lock();</text:p>
      <text:p text:style-name="P11"><text:s text:c="8"/>if (doQuit) {</text:p>
      <text:p text:style-name="P11"><text:s text:c="12"/>m_mutex.unlock();</text:p>
      <text:p text:style-name="P11"><text:s text:c="12"/>break;</text:p>
      <text:p text:style-name="P11"><text:s text:c="8"/>}</text:p>
      <text:p text:style-name="P11"><text:s text:c="8"/>m_mutex.unlock();</text:p>
      <text:p text:style-name="P11"><text:soft-page-break/></text:p>
      <text:p text:style-name="P11"><text:s text:c="8"/>while (!socket.bytesAvailable() &amp;&amp; !doQuit) {</text:p>
      <text:p text:style-name="P11"><text:s text:c="15"/>socket.waitForReadyRead();</text:p>
      <text:p text:style-name="P11"><text:s text:c="8"/>}</text:p>
      <text:p text:style-name="P11"><text:s text:c="8"/>if (doQuit) {</text:p>
      <text:p text:style-name="P11"><text:s text:c="12"/>setStatus(Canceled);</text:p>
      <text:p text:style-name="P11"><text:s text:c="12"/>break;</text:p>
      <text:p text:style-name="P11"><text:s text:c="8"/>}</text:p>
      <text:p text:style-name="P11"/>
      <text:p text:style-name="P11"><text:s text:c="8"/>if (readyToReceive) {</text:p>
      <text:p text:style-name="P11"><text:s text:c="12"/>file.write (socket.readAll());</text:p>
      <text:p text:style-name="P11"><text:s text:c="12"/>bytesCopied = file.pos();</text:p>
      <text:p text:style-name="P11"/>
      <text:p text:style-name="P11"><text:s text:c="12"/>emit progress (bytesCopied, m_size);</text:p>
      <text:p text:style-name="P11"/>
      <text:p text:style-name="P11"><text:s text:c="12"/>if (bytesCopied &gt;= m_size) {</text:p>
      <text:p text:style-name="P11"><text:s text:c="16"/>emit done ();</text:p>
      <text:p text:style-name="P11"><text:s text:c="16"/>file.close();</text:p>
      <text:p text:style-name="P11"><text:s text:c="16"/>socket.disconnectFromHost();</text:p>
      <text:p text:style-name="P11"/>
      <text:p text:style-name="P11"><text:s text:c="16"/>if (socket.state() != QTcpSocket::UnconnectedState)</text:p>
      <text:p text:style-name="P11"><text:s text:c="20"/>socket.waitForDisconnected();</text:p>
      <text:p text:style-name="P11"/>
      <text:p text:style-name="P11"><text:s text:c="16"/>break;</text:p>
      <text:p text:style-name="P11"><text:s text:c="12"/>}</text:p>
      <text:p text:style-name="P11"><text:s text:c="8"/>} else {</text:p>
      <text:p text:style-name="P11"><text:s text:c="12"/>QString data (socket.read (2));</text:p>
      <text:p text:style-name="P11"/>
      <text:p text:style-name="P11"><text:s text:c="12"/>if (data == "OK") {</text:p>
      <text:p text:style-name="P11"><text:s text:c="15"/>setStatus(PreparingToReceive);</text:p>
      <text:p text:style-name="P11"/>
      <text:p text:style-name="P11"><text:s text:c="15"/>QDir dir(m_filename); <text:s text:c="2"/>//filename is a/b/c/d/blah.txt</text:p>
      <text:p text:style-name="P11"><text:s text:c="15"/>if(!dir.exists()) {</text:p>
      <text:p text:style-name="P11"><text:s text:c="17"/>dir.mkpath(".."); //create a/b/c/d/ if it doesn't exist</text:p>
      <text:p text:style-name="P11"><text:s text:c="15"/>}</text:p>
      <text:p text:style-name="P11"/>
      <text:p text:style-name="P11"><text:s text:c="15"/>file.setFileName (m_filename);</text:p>
      <text:p text:style-name="P11"/>
      <text:p text:style-name="P11"><text:s text:c="16"/>if (!file.open (QIODevice::WriteOnly)) {</text:p>
      <text:p text:style-name="P11"><text:s text:c="20"/>setStatus(ErrorCreatingFile);</text:p>
      <text:p text:style-name="P11"><text:s text:c="20"/>kaDebug("Could not open file " + file.fileName());</text:p>
      <text:p text:style-name="P11"><text:s text:c="20"/>break;</text:p>
      <text:p text:style-name="P11"><text:s text:c="16"/>}</text:p>
      <text:p text:style-name="P11"/>
      <text:p text:style-name="P11"><text:s text:c="16"/>readyToReceive = true;</text:p>
      <text:p text:style-name="P11"><text:s text:c="16"/>setStatus(Receiving);</text:p>
      <text:p text:style-name="P11"><text:s text:c="12"/>} else {</text:p>
      <text:p text:style-name="P11"><text:s text:c="16"/>setStatus(ErrorTransferNotFound);</text:p>
      <text:p text:style-name="P11"><text:s text:c="16"/>kaDebug(m_id + " not found on server: " + data);</text:p>
      <text:p text:style-name="P11"><text:s text:c="16"/>break;</text:p>
      <text:p text:style-name="P11"><text:s text:c="12"/>}</text:p>
      <text:p text:style-name="P11"><text:s text:c="8"/>}</text:p>
      <text:p text:style-name="P11"><text:s text:c="4"/>}</text:p>
      <text:p text:style-name="P11"/>
      <text:p text:style-name="P11"><text:s text:c="4"/>deleteLater();</text:p>
      <text:p text:style-name="P11">}</text:p>
      <text:p text:style-name="P54">5.4.4.2 Outoing Transfer Thread</text:p>
      <text:p text:style-name="P40"/>
      <text:p text:style-name="P91">This function contacts the sender with the correct file ID and prepares a new thread for the transfer action to perform.</text:p>
      <text:p text:style-name="P43"/>
      <text:p text:style-name="P11"><text:span text:style-name="T2">void FileServerThread::run</text:span>()</text:p>
      <text:p text:style-name="P11">{</text:p>
      <text:p text:style-name="P11"><text:s text:c="4"/>QString filename;</text:p>
      <text:p text:style-name="P11"><text:s text:c="4"/>QString ID;</text:p>
      <text:p text:style-name="P11"><text:s text:c="4"/>QFile file;</text:p>
      <text:p text:style-name="P11"><text:s text:c="4"/>QTcpSocket socket;</text:p>
      <text:p text:style-name="P11"><text:s text:c="4"/>socket.setSocketDescriptor (m_descriptor);</text:p>
      <text:p text:style-name="P11"><text:s text:c="4"/>while (!m_doQuit) {</text:p>
      <text:p text:style-name="P11"><text:s text:c="8"/>m_status = Waiting;</text:p>
      <text:p text:style-name="P11"><text:s text:c="8"/>while (!socket.bytesAvailable() &amp;&amp; !m_doQuit) {</text:p>
      <text:p text:style-name="P11"><text:s text:c="12"/>socket.waitForReadyRead();</text:p>
      <text:p text:style-name="P11"><text:s text:c="8"/>}</text:p>
      <text:p text:style-name="P11"><text:s text:c="8"/>QString data (socket.readAll());</text:p>
      <text:p text:style-name="P29"><text:s text:c="8"/>if(!Kapotah::TransferManager::instance()-&gt;pathForId(data)</text:p>
      <text:p text:style-name="P29"><text:tab/><text:tab/><text:tab/><text:tab/><text:tab/><text:tab/><text:tab/><text:tab/> <text:s/>.isEmpty()) {</text:p>
      <text:p text:style-name="P11"><text:s text:c="12"/>setStatus(PreparingToSend);</text:p>
      <text:p text:style-name="P11"><text:s text:c="12"/>ID = data;</text:p>
      <text:p text:style-name="P11"><text:s text:c="12"/>filename=TransferManager::instance()-&gt;pathForId(data);</text:p>
      <text:p text:style-name="P11"><text:s text:c="12"/>file.setFileName (filename);</text:p>
      <text:p text:style-name="P11"><text:s text:c="12"/>if (!file.open (QIODevice::ReadOnly)) {</text:p>
      <text:p text:style-name="P11"><text:s text:c="16"/>setStatus(ErrorFileNotFound);</text:p>
      <text:p text:style-name="P11"><text:s text:c="16"/>break;</text:p>
      <text:p text:style-name="P11"><text:s text:c="12"/>}</text:p>
      <text:p text:style-name="P11"><text:s text:c="12"/>socket.write ("OK");</text:p>
      <text:p text:style-name="P11"><text:s text:c="12"/>socket.waitForBytesWritten();</text:p>
      <text:p text:style-name="P11"><text:s text:c="12"/>emit startedTransfer (ID);</text:p>
      <text:p text:style-name="P11"><text:s text:c="12"/>setStatus(Sending);</text:p>
      <text:p text:style-name="P11"><text:s text:c="12"/>while (!file.atEnd() &amp;&amp; !m_doQuit) {</text:p>
      <text:p text:style-name="P11"><text:s text:c="16"/>if (socket.state() != QTcpSocket::ConnectedState) {</text:p>
      <text:p text:style-name="P11"><text:s text:c="20"/>emit finishedTransfer (ID);</text:p>
      <text:p text:style-name="P11"><text:s text:c="20"/>setStatus(Finished);</text:p>
      <text:p text:style-name="P11"><text:s text:c="20"/>break;</text:p>
      <text:p text:style-name="P11"><text:s text:c="16"/>}</text:p>
      <text:p text:style-name="P11"><text:s text:c="16"/>socket.write (file.read (s_bytesPerBlock));</text:p>
      <text:p text:style-name="P11"><text:s text:c="16"/>socket.waitForBytesWritten();</text:p>
      <text:p text:style-name="P11"><text:s text:c="16"/>while (socket.bytesToWrite())</text:p>
      <text:p text:style-name="P11"><text:s text:c="20"/>socket.flush();</text:p>
      <text:p text:style-name="P11"><text:s text:c="16"/>emit transferProgress(ID, file.pos() / file.size()*100);</text:p>
      <text:p text:style-name="P11"><text:s text:c="12"/>}</text:p>
      <text:p text:style-name="P11"><text:s text:c="12"/>file.close();</text:p>
      <text:p text:style-name="P11"><text:s text:c="12"/>if (m_doQuit) {</text:p>
      <text:p text:style-name="P11"><text:s text:c="16"/>setStatus(Canceled);</text:p>
      <text:p text:style-name="P11"><text:s text:c="16"/>emit canceledTransfer(ID);</text:p>
      <text:p text:style-name="P11"><text:s text:c="16"/>socket.disconnectFromHost();</text:p>
      <text:p text:style-name="P11"><text:s text:c="12"/>} else {</text:p>
      <text:p text:style-name="P11"><text:s text:c="16"/>setStatus(Finished);</text:p>
      <text:p text:style-name="P11"><text:s text:c="16"/>emit finishedTransfer (ID);</text:p>
      <text:p text:style-name="P11"><text:s text:c="12"/>}</text:p>
      <text:p text:style-name="P11"><text:s text:c="12"/>socket.waitForDisconnected ();</text:p>
      <text:p text:style-name="P11"><text:s text:c="12"/>break;</text:p>
      <text:p text:style-name="P11"><text:s text:c="8"/>}</text:p>
      <text:p text:style-name="P11"><text:s text:c="8"/>deleteLater();</text:p>
      <text:p text:style-name="P11"><text:s text:c="4"/>}</text:p>
      <text:p text:style-name="P11">}</text:p>
      <text:p text:style-name="P53"><text:soft-page-break/>5.5 Indexing and Search Module</text:p>
      <text:p text:style-name="P18"/>
      <text:p text:style-name="P52">5.5.1 File Searcher (Indexer)</text:p>
      <text:p text:style-name="P18"/>
      <text:p text:style-name="P60"><text:span text:style-name="T13">This class handles the file search requests and processing. </text:span><text:span text:style-name="T13">The class does the intial indexing for files, and uses </text:span><text:span text:style-name="T18">FileSearcherThread</text:span><text:span text:style-name="T13"> to process searches received from other peers. At any given time </text:span><text:span text:style-name="T17">only one</text:span><text:span text:style-name="T13"> search is in progress, this is done for performance reasons. </text:span><text:span text:style-name="T14">Following function a</text:span><text:span text:style-name="T13">dd</text:span><text:span text:style-name="T14">s</text:span><text:span text:style-name="T13"> a search to the search queue.</text:span></text:p>
      <text:p text:style-name="P11"><text:span text:style-name="T25">void</text:span><text:span text:style-name="T2"> FileSearcher::addSearch</text:span>(const QString&amp; pattern,const QHostAddress &amp;host)</text:p>
      <text:p text:style-name="P11">{</text:p>
      <text:p text:style-name="P11"><text:s text:c="4"/>m_queue.enqueue(SearchItem(pattern, host));</text:p>
      <text:p text:style-name="P11"><text:s text:c="4"/>doScheduling();</text:p>
      <text:p text:style-name="P11">}</text:p>
      <text:p text:style-name="P20"/>
      <text:p text:style-name="P92">This function schedules searching of many requests of files that occur simultaneously.</text:p>
      <text:p text:style-name="P20"/>
      <text:p text:style-name="P11"><text:span text:style-name="T25">void</text:span><text:span text:style-name="T2"> FileSearcher::doScheduling</text:span>()</text:p>
      <text:p text:style-name="P11">{</text:p>
      <text:p text:style-name="P11"><text:s text:c="4"/>if (!m_queue.length() || m_isProcessing)</text:p>
      <text:p text:style-name="P11"><text:s text:c="8"/>return;</text:p>
      <text:p text:style-name="P11"><text:s text:c="4"/>SearchItem item = m_queue.dequeue();</text:p>
      <text:p text:style-name="P11"><text:s text:c="4"/>m_thread=new FileSearcherThread(m_fsModel,item.pattern,item.host, <text:tab/><text:tab/><text:tab/><text:tab/><text:tab/><text:tab/><text:tab/>*this);</text:p>
      <text:p text:style-name="P11"><text:s text:c="4"/>connect(m_thread, SIGNAL(finished()), SLOT(threadDone()));</text:p>
      <text:p text:style-name="P11"><text:s text:c="4"/>m_isProcessing = true;</text:p>
      <text:p text:style-name="P11"><text:s text:c="4"/>m_thread-&gt;start();</text:p>
      <text:p text:style-name="P11">}</text:p>
      <text:p text:style-name="P18"/>
      <text:p text:style-name="P92">This function starts the transfer once the successful searching of files have been done.</text:p>
      <text:p text:style-name="P18"/>
      <text:p text:style-name="P11"><text:span text:style-name="T25">void</text:span><text:span text:style-name="T2"> FileSearcher::threadDone</text:span>()</text:p>
      <text:p text:style-name="P11">{</text:p>
      <text:p text:style-name="P11"><text:s text:c="4"/>m_thread-&gt;quit();</text:p>
      <text:p text:style-name="P11"><text:s text:c="4"/>m_thread-&gt;wait();</text:p>
      <text:p text:style-name="P11"><text:s text:c="4"/>m_isProcessing = false;</text:p>
      <text:p text:style-name="P11"><text:s text:c="4"/>disconnect(m_thread);</text:p>
      <text:p text:style-name="P11"><text:s text:c="4"/>delete m_thread;</text:p>
      <text:p text:style-name="P11"><text:s text:c="4"/>if(!m_matches.empty()) {</text:p>
      <text:p text:style-name="P14"><text:s text:c="6"/>Transfer *transfer=TransferManager::instance()-&gt;addTransfer <text:tab/><text:tab/><text:tab/> <text:s text:c="4"/><text:tab/><text:tab/> (Outgoing,m_matches,m_hostToSendMatches,true);</text:p>
      <text:p text:style-name="P11"><text:s text:c="6"/>transfer-&gt;start();</text:p>
      <text:p text:style-name="P11"><text:s text:c="4"/>}</text:p>
      <text:p text:style-name="P11"><text:s text:c="4"/>m_matches.clear();</text:p>
      <text:p text:style-name="P11"><text:s text:c="4"/>doScheduling();</text:p>
      <text:p text:style-name="P11">}</text:p>
      <text:p text:style-name="P11"/>
      <text:p text:style-name="P93"><text:soft-page-break/>This function tells to index the directory that is to be shared and emits a signal when it is completed.</text:p>
      <text:p text:style-name="P32"/>
      <text:p text:style-name="P11"><text:span text:style-name="T25">void</text:span><text:span text:style-name="T2"> FileSearcher::directoryLoaded</text:span> (const QString&amp; path)</text:p>
      <text:p text:style-name="P11">{</text:p>
      <text:p text:style-name="P11"><text:s text:c="4"/>m_pendingDirs.removeOne(path);</text:p>
      <text:p text:style-name="P11"><text:s text:c="4"/>processIndex(m_fsModel.index(path));</text:p>
      <text:p text:style-name="P11"/>
      <text:p text:style-name="P11"><text:s text:c="4"/>if (m_pendingDirs.length()==0) {</text:p>
      <text:p text:style-name="P11"><text:s text:c="8"/>m_isProcessing = false;</text:p>
      <text:p text:style-name="P11"><text:s text:c="8"/>doScheduling();</text:p>
      <text:p text:style-name="P11"><text:s text:c="8"/>emit initDone(m_searchPath);</text:p>
      <text:p text:style-name="P11"><text:s text:c="4"/>}</text:p>
      <text:p text:style-name="P11">}</text:p>
      <text:p text:style-name="P18"/>
      <text:p text:style-name="P94">This function makes an index of the folder that is to be shared over the network.</text:p>
      <text:p text:style-name="P18"/>
      <text:p text:style-name="P11"><text:span text:style-name="T25">void</text:span><text:span text:style-name="T2"> FileSearcher::processIndex</text:span> (QModelIndex index)</text:p>
      <text:p text:style-name="P11">{</text:p>
      <text:p text:style-name="P11"><text:s text:c="4"/>if (m_fsModel.hasChildren(index)) {</text:p>
      <text:p text:style-name="P11"><text:s text:c="8"/>if (m_fsModel.rowCount(index) == 0) { <text:s text:c="4"/>//Not yet fetched</text:p>
      <text:p text:style-name="P11"><text:s text:c="12"/>if (m_fsModel.canFetchMore(index)) {</text:p>
      <text:p text:style-name="P11"><text:s text:c="16"/>m_pendingDirs.append(m_fsModel.filePath(index));</text:p>
      <text:p text:style-name="P11"><text:s text:c="16"/>m_fsModel.fetchMore(index);</text:p>
      <text:p text:style-name="P11"><text:s text:c="12"/>}</text:p>
      <text:p text:style-name="P11"><text:s text:c="8"/>} else {</text:p>
      <text:p text:style-name="P11"><text:s text:c="12"/>for (int i=0; i&lt;m_fsModel.rowCount(index); i++) {</text:p>
      <text:p text:style-name="P11"><text:s text:c="16"/>processIndex(m_fsModel.index(i, 0, index));</text:p>
      <text:p text:style-name="P11"><text:s text:c="12"/>}</text:p>
      <text:p text:style-name="P11"><text:s text:c="8"/>}</text:p>
      <text:p text:style-name="P11"><text:s text:c="4"/>}</text:p>
      <text:p text:style-name="P11">}</text:p>
      <text:p text:style-name="P68"/>
      <text:p text:style-name="P102">5.5.2 File Search Thread</text:p>
      <text:p text:style-name="P20"/>
      <text:p text:style-name="P93">This class initializes threads for file search operation. The following function appends all the valid search to the list.</text:p>
      <text:p text:style-name="P21"/>
      <text:p text:style-name="P11"><text:span text:style-name="T25">void</text:span><text:span text:style-name="T2"> FileSearcherThread::run</text:span>()</text:p>
      <text:p text:style-name="P11">{</text:p>
      <text:p text:style-name="P11"><text:s text:c="4"/>traverseModelIndex(m_model.index(m_model.rootPath()));</text:p>
      <text:p text:style-name="P11"/>
      <text:p text:style-name="P11"><text:s text:c="4"/>if (!m_matches.empty()) {</text:p>
      <text:p text:style-name="P11"><text:s text:c="8"/>QList&lt;TransferFile&gt; fileList;</text:p>
      <text:p text:style-name="P11"/>
      <text:p text:style-name="P11"><text:s text:c="8"/>foreach (QString path, m_matches) {</text:p>
      <text:p text:style-name="P11"><text:s text:c="12"/>TransferFile file;</text:p>
      <text:p text:style-name="P11"><text:s text:c="12"/>file.path = path;</text:p>
      <text:p text:style-name="P11"><text:s text:c="12"/>fileList.append(file);</text:p>
      <text:p text:style-name="P11"><text:s text:c="12"/>kaDebug("MATCH " + file.path + " SIZE " + file.path);</text:p>
      <text:p text:style-name="P11"><text:s text:c="8"/>}</text:p>
      <text:p text:style-name="P11"/>
      <text:p text:style-name="P11"><text:s text:c="8"/>m_fileSearcher.setMatchingFiles(fileList, m_host);</text:p>
      <text:p text:style-name="P11"><text:s text:c="4"/>}</text:p>
      <text:p text:style-name="P11">}</text:p>
      <text:p text:style-name="P93"><text:soft-page-break/>This function traverses the idex of files in search for the search pattern.</text:p>
      <text:p text:style-name="P44"/>
      <text:p text:style-name="P11"><text:span text:style-name="T25">void</text:span><text:span text:style-name="T2"> FileSearcherThread::traverseModelIndex</text:span> (QModelIndex index)</text:p>
      <text:p text:style-name="P11">{</text:p>
      <text:p text:style-name="P11"><text:s text:c="4"/>if (m_model.fileInfo(index).isDir()) {</text:p>
      <text:p text:style-name="P11"><text:s text:c="8"/>for (int i=0; i&lt;m_model.rowCount(index); i++) {</text:p>
      <text:p text:style-name="P11"><text:s text:c="12"/>traverseModelIndex(m_model.index(i, 0, index));</text:p>
      <text:p text:style-name="P11"><text:s text:c="8"/>}</text:p>
      <text:p text:style-name="P11"><text:s text:c="4"/>} else {</text:p>
      <text:p text:style-name="P11"><text:s text:c="4"/>if(index.data().toString().contains(m_pattern,Qt::CaseInsensitive)){</text:p>
      <text:p text:style-name="P11"><text:s text:c="7"/>m_matches.append(m_model.filePath(index));</text:p>
      <text:p text:style-name="P11"><text:s text:c="6"/>}</text:p>
      <text:p text:style-name="P11"><text:s text:c="3"/>}</text:p>
      <text:p text:style-name="P30">}</text:p>
      <text:p text:style-name="P105"/>
      <text:p text:style-name="P105">5.6 XML Module</text:p>
      <text:p text:style-name="P18"/>
      <text:p text:style-name="P52">5.6.1. Abstract XML Parser</text:p>
      <text:p text:style-name="P20"/>
      <text:p text:style-name="P61"><text:span text:style-name="T15">This class is the a</text:span><text:span text:style-name="T13">bstract base class for data storage for XML parsers for parsing </text:span><text:span text:style-name="T18">Kapotah</text:span><text:span text:style-name="T13"> data. This class provides a base for implementing XML data storage classes for various XML parsers which implement </text:span><text:span text:style-name="T18">AbstractXmlParser.</text:span></text:p>
      <text:p text:style-name="P23"/>
      <text:p text:style-name="P11">class <text:span text:style-name="T2">AbstractXmlData</text:span></text:p>
      <text:p text:style-name="P11">{</text:p>
      <text:p text:style-name="P11"><text:s text:c="4"/>public:</text:p>
      <text:p text:style-name="P11"><text:s text:c="8"/>enum Type { Error, Announce, Message, Transfer, PeerStatus, <text:tab/><text:tab/><text:tab/><text:tab/> <text:s text:c="2"/>TransferStatus, Search };</text:p>
      <text:p text:style-name="P11"><text:s text:c="8"/>Type type;</text:p>
      <text:p text:style-name="P11">};</text:p>
      <text:p text:style-name="P44"/>
      <text:p text:style-name="P59"><text:span text:style-name="T15">This class is the a</text:span><text:span text:style-name="T13">bstract base class for XML parsers for parsing </text:span><text:span text:style-name="T18">Kapotah</text:span><text:span text:style-name="T13"> data. This class provides a base for implementing XML parsers for various uses inside </text:span><text:span text:style-name="T18">Kapotah</text:span><text:span text:style-name="T13"> communications.</text:span></text:p>
      <text:p text:style-name="P44"/>
      <text:p text:style-name="P11">class <text:span text:style-name="T2">AbstractXmlParser</text:span></text:p>
      <text:p text:style-name="P11">{</text:p>
      <text:p text:style-name="P11"><text:s text:c="4"/>public:</text:p>
      <text:p text:style-name="P11"><text:s text:c="8"/>virtual AbstractXmlData *parseXml (const QString &amp;xml) = 0;</text:p>
      <text:p text:style-name="P11"><text:s text:c="8"/>virtual QString composeXml (AbstractXmlData *data) = 0;</text:p>
      <text:p text:style-name="P11">};</text:p>
      <text:p text:style-name="P54">5.6.2 Announce XML Parser</text:p>
      <text:p text:style-name="P18"/>
      <text:p text:style-name="P48"><text:span text:style-name="T36">This class is the </text:span>XML Parser for announce data.</text:p>
      <text:p text:style-name="P24"/>
      <text:p text:style-name="P11">AbstractXmlData* <text:span text:style-name="T2">AnnounceXmlParser::parseXml</text:span> (const QString&amp; xml)</text:p>
      <text:p text:style-name="P11">{</text:p>
      <text:p text:style-name="P11"><text:s text:c="4"/>QXmlStreamReader reader(xml);</text:p>
      <text:p text:style-name="P11"><text:s text:c="4"/>reader.readNext();</text:p>
      <text:p text:style-name="P11"/>
      <text:p text:style-name="P11"><text:s text:c="4"/>AnnounceXmlData *data = new AnnounceXmlData;</text:p>
      <text:p text:style-name="P11"><text:s text:c="4"/>data-&gt;type = AbstractXmlData::Error;</text:p>
      <text:p text:style-name="P11"/>
      <text:p text:style-name="P11"><text:s text:c="4"/>while (!reader.atEnd()) {</text:p>
      <text:p text:style-name="P11"><text:s text:c="8"/>if(reader.isStartElement()) {</text:p>
      <text:p text:style-name="P11"><text:s text:c="10"/>if(reader.name() == "announce") {</text:p>
      <text:p text:style-name="P11"><text:s text:c="12"/>data-&gt;type = AbstractXmlData::Announce;</text:p>
      <text:p text:style-name="P14"><text:tab/> <text:s text:c="5"/>data-&gt;senderName=reader.attributes().value("senderName")</text:p>
      <text:p text:style-name="P14"><text:tab/><text:tab/><text:tab/><text:tab/><text:tab/><text:tab/><text:tab/><text:tab/> <text:s text:c="6"/>.toString();</text:p>
      <text:p text:style-name="P11"><text:s text:c="12"/>break;</text:p>
      <text:p text:style-name="P11"><text:s text:c="12"/>}</text:p>
      <text:p text:style-name="P11"><text:s text:c="12"/>data-&gt;type = AbstractXmlData::Error;</text:p>
      <text:p text:style-name="P11"><text:s text:c="12"/>break;</text:p>
      <text:p text:style-name="P11"><text:s text:c="8"/>} else {</text:p>
      <text:p text:style-name="P11"><text:s text:c="12"/>reader.readNext();</text:p>
      <text:p text:style-name="P11"><text:s text:c="8"/>}</text:p>
      <text:p text:style-name="P11"><text:s text:c="4"/>}</text:p>
      <text:p text:style-name="P11"><text:s text:c="4"/>return data;</text:p>
      <text:p text:style-name="P11">}</text:p>
      <text:p text:style-name="P18"/>
      <text:p text:style-name="P52">5.6.3 Message XML Parser</text:p>
      <text:p text:style-name="P18"/>
      <text:p text:style-name="P48"><text:span text:style-name="T36">This class is the </text:span>XML Parser for message data.</text:p>
      <text:p text:style-name="P24"/>
      <text:p text:style-name="P11">AbstractXmlData* MessageXmlParser::parseXml (const QString&amp; xml)</text:p>
      <text:p text:style-name="P11">{</text:p>
      <text:p text:style-name="P11"><text:s text:c="4"/>QXmlStreamReader reader(xml);</text:p>
      <text:p text:style-name="P11"><text:s text:c="4"/>reader.readNext();</text:p>
      <text:p text:style-name="P11"><text:s text:c="4"/>MessageXmlData *data = new MessageXmlData;</text:p>
      <text:p text:style-name="P11"><text:s text:c="4"/>data-&gt;type = AbstractXmlData::Error;</text:p>
      <text:p text:style-name="P11"><text:s text:c="4"/>while (!reader.atEnd()) {</text:p>
      <text:p text:style-name="P11"><text:s text:c="8"/>if (reader.isStartElement()) {</text:p>
      <text:p text:style-name="P11"><text:s text:c="12"/>if (reader.name() == "message") {</text:p>
      <text:p text:style-name="P11"><text:s text:c="16"/>data-&gt;type = AbstractXmlData::Message;</text:p>
      <text:p text:style-name="P11"><text:s text:c="16"/>data-&gt;message = reader.readElementText();</text:p>
      <text:p text:style-name="P11"><text:s text:c="16"/>break;</text:p>
      <text:p text:style-name="P11"><text:s text:c="12"/>} else {</text:p>
      <text:p text:style-name="P11"><text:s text:c="16"/>data-&gt;type = AbstractXmlData::Error;</text:p>
      <text:p text:style-name="P11"><text:s text:c="16"/>break;</text:p>
      <text:p text:style-name="P11"><text:s text:c="12"/>}</text:p>
      <text:p text:style-name="P11"><text:s text:c="8"/>}</text:p>
      <text:p text:style-name="P11"><text:s text:c="8"/>else {</text:p>
      <text:p text:style-name="P11"><text:s text:c="12"/>reader.readNext();</text:p>
      <text:p text:style-name="P11"><text:s text:c="8"/>}</text:p>
      <text:p text:style-name="P11"><text:s text:c="4"/>}</text:p>
      <text:p text:style-name="P11"><text:s text:c="4"/>return data;</text:p>
      <text:p text:style-name="P11">}</text:p>
      <text:p text:style-name="P55">5.6.4 Transfer XML Parser</text:p>
      <text:p text:style-name="P34"/>
      <text:p text:style-name="P58"><text:span text:style-name="T7">This class is the XML Parser for transfer data. The following function t</text:span><text:span text:style-name="T7">akes pointer to a data storage class deriving from </text:span><text:span text:style-name="T19">AbstractXmlData</text:span><text:span text:style-name="T7"> and returns the created XML data. </text:span><text:span text:style-name="T20">It i</text:span><text:span text:style-name="T7">mplements </text:span><text:span text:style-name="T19">AbstractXmlParser.</text:span></text:p>
      <text:p text:style-name="P35"/>
      <text:p text:style-name="P11"><text:span text:style-name="T25">QString</text:span><text:span text:style-name="T2"> TransferXmlParser::composeXml</text:span> (AbstractXmlData* data)</text:p>
      <text:p text:style-name="P11">{</text:p>
      <text:p text:style-name="P11"><text:s text:c="3"/>TransferXmlData *tdata = static_cast&lt;TransferXmlData*&gt; (data);</text:p>
      <text:p text:style-name="P11"><text:s text:c="3"/>QString xml;</text:p>
      <text:p text:style-name="P11"><text:s text:c="3"/>QXmlStreamWriter writer (&amp;xml);</text:p>
      <text:p text:style-name="P11"><text:s text:c="3"/>writer.setAutoFormatting (true);</text:p>
      <text:p text:style-name="P11"><text:s text:c="3"/>writer.writeStartDocument();</text:p>
      <text:p text:style-name="P11"><text:s text:c="3"/>writer.writeStartElement ("transfer");</text:p>
      <text:p text:style-name="P11"><text:s text:c="3"/>writer.writeAttribute("size", QString::number(tdata-&gt;totalSize));</text:p>
      <text:p text:style-name="P11"><text:s text:c="3"/>writer.writeAttribute("files",QString::number(tdata-&gt;totalNumFiles));</text:p>
      <text:p text:style-name="P11"><text:s text:c="3"/>writer.writeAttribute("dirs", QString::number(tdata-&gt;totalNumDirs));</text:p>
      <text:p text:style-name="P11"><text:s text:c="3"/>writer.writeAttribute("isSearchResponse", tdata-&gt;isSearchResponse ? <text:tab/><text:tab/><text:tab/><text:tab/> <text:s/>s_true : s_false);</text:p>
      <text:p text:style-name="P11"><text:s text:c="3"/>writer.writeAttribute("id", tdata-&gt;id);</text:p>
      <text:p text:style-name="P11"/>
      <text:p text:style-name="P11"><text:s text:c="3"/>foreach (QString itemName, tdata-&gt;items) {</text:p>
      <text:p text:style-name="P11"><text:s text:c="8"/>writer.writeStartElement ("item");</text:p>
      <text:p text:style-name="P11"><text:s text:c="8"/>writer.writeAttribute ("name", itemName);</text:p>
      <text:p text:style-name="P11"><text:s text:c="8"/>writer.writeEndElement();</text:p>
      <text:p text:style-name="P11"><text:s text:c="3"/>}</text:p>
      <text:p text:style-name="P11"/>
      <text:p text:style-name="P11"><text:s text:c="3"/>foreach (Kapotah::TransferFile file, tdata-&gt;files) {</text:p>
      <text:p text:style-name="P11"><text:s text:c="8"/>writer.writeStartElement ("file");</text:p>
      <text:p text:style-name="P11"><text:s text:c="8"/>writer.writeAttribute ("id", file.id);</text:p>
      <text:p text:style-name="P11"><text:s text:c="8"/>writer.writeAttribute ("path", file.path);</text:p>
      <text:p text:style-name="P11"><text:s text:c="8"/>writer.writeAttribute ("size", QString::number (file.size));</text:p>
      <text:p text:style-name="P11"><text:s text:c="8"/>writer.writeEndElement();</text:p>
      <text:p text:style-name="P11"><text:s text:c="3"/>}</text:p>
      <text:p text:style-name="P11"/>
      <text:p text:style-name="P11"><text:s text:c="4"/>writer.writeEndElement();</text:p>
      <text:p text:style-name="P11"><text:s text:c="4"/>writer.writeEndDocument();</text:p>
      <text:p text:style-name="P11"><text:s text:c="4"/>return xml;</text:p>
      <text:p text:style-name="P11">}</text:p>
      <text:p text:style-name="P20"/>
      <text:p text:style-name="P59"><text:span text:style-name="T16">T</text:span><text:span text:style-name="T16">h</text:span><text:span text:style-name="T16">i</text:span><text:span text:style-name="T16">s </text:span><text:span text:style-name="T16">f</text:span><text:span text:style-name="T16">un</text:span><text:span text:style-name="T16">ct</text:span><text:span text:style-name="T16">i</text:span><text:span text:style-name="T16">o</text:span><text:span text:style-name="T16">n </text:span><text:span text:style-name="T16">a</text:span><text:span text:style-name="T13">ccepts XML data and returns pointer to parsed data </text:span><text:span text:style-name="T11">. </text:span><text:span text:style-name="T12">P</text:span><text:span text:style-name="T13">ointer will actually be to a data storage class deriving from </text:span><text:span text:style-name="T18">AbstractXmlData</text:span><text:span text:style-name="T13"> . </text:span><text:span text:style-name="T16">This function i</text:span><text:span text:style-name="T13">mplements </text:span><text:span text:style-name="T16">the </text:span><text:span text:style-name="T18">AbstractXmlParser</text:span><text:span text:style-name="T13">.</text:span></text:p>
      <text:p text:style-name="P20"/>
      <text:p text:style-name="P11">AbstractXmlData* <text:span text:style-name="T2">TransferXmlParser::parseXml</text:span> (const QString&amp; xml)</text:p>
      <text:p text:style-name="P11">{</text:p>
      <text:p text:style-name="P11"><text:s text:c="4"/>QXmlStreamReader reader (xml);</text:p>
      <text:p text:style-name="P11"><text:s text:c="4"/>reader.readNext();</text:p>
      <text:p text:style-name="P11"><text:s text:c="4"/>TransferXmlData *data = new TransferXmlData;</text:p>
      <text:p text:style-name="P11"><text:s text:c="4"/>data-&gt;type = AbstractXmlData::Error;</text:p>
      <text:p text:style-name="P11"><text:s text:c="4"/>while (!reader.atEnd()) {</text:p>
      <text:p text:style-name="P11"><text:s text:c="8"/>if(reader.isStartElement()) {</text:p>
      <text:p text:style-name="P11"><text:s text:c="10"/>if(reader.name() == "transfer") {</text:p>
      <text:p text:style-name="P11"><text:soft-page-break/><text:s text:c="12"/>data-&gt;type = AbstractXmlData::Transfer;</text:p>
      <text:p text:style-name="P11"><text:s text:c="12"/>data-&gt;files.clear();</text:p>
      <text:p text:style-name="P14"><text:s text:c="12"/>data-&gt;totalSize=<text:span text:style-name="T44">size ;</text:span></text:p>
      <text:p text:style-name="P14"><text:s text:c="12"/>data-&gt;totalNumFiles= <text:span text:style-name="T44">files;</text:span></text:p>
      <text:p text:style-name="P14"><text:s text:c="12"/>data-&gt;totalNumDirs=<text:span text:style-name="T44">dirs;</text:span></text:p>
      <text:p text:style-name="P14"><text:s text:c="12"/>data-&gt;isSearchResponse=<text:span text:style-name="T44">isSearchResponse</text:span>==s_true?true:false;</text:p>
      <text:p text:style-name="P11"><text:s text:c="12"/>data-&gt;id = <text:span text:style-name="T44">id</text:span>;</text:p>
      <text:p text:style-name="P11"><text:s text:c="12"/>reader.readNext();</text:p>
      <text:p text:style-name="P11"><text:s text:c="12"/>while(!reader.atEnd()) {</text:p>
      <text:p text:style-name="P11"><text:s text:c="15"/>if(reader.isStartElement()) {</text:p>
      <text:p text:style-name="P11"><text:s text:c="17"/>if(reader.name() == "file") {</text:p>
      <text:p text:style-name="P14"><text:s text:c="19"/>TransferFile file={<text:span text:style-name="T44">id, path, size</text:span>};</text:p>
      <text:p text:style-name="P11"><text:s text:c="19"/>data-&gt;files.append (file);</text:p>
      <text:p text:style-name="P11"><text:s text:c="15"/>} else if (reader.name() == "item") {</text:p>
      <text:p text:style-name="P14"><text:s text:c="20"/>QString itemName= <text:span text:style-name="T44">name;</text:span></text:p>
      <text:p text:style-name="P11"><text:s text:c="20"/>data-&gt;items.append(itemName);</text:p>
      <text:p text:style-name="P11"><text:s text:c="20"/>}</text:p>
      <text:p text:style-name="P11"><text:s text:c="14"/>} else {</text:p>
      <text:p text:style-name="P11"><text:s text:c="18"/>if (reader.name() == "transfer") {</text:p>
      <text:p text:style-name="P11"><text:s text:c="22"/>return data;}</text:p>
      <text:p text:style-name="P11"><text:s text:c="18"/>}</text:p>
      <text:p text:style-name="P11"><text:s text:c="17"/>reader.readNext();</text:p>
      <text:p text:style-name="P11"><text:s text:c="15"/>}</text:p>
      <text:p text:style-name="P11"><text:s text:c="12"/>}</text:p>
      <text:p text:style-name="P11"><text:s text:c="8"/>} else {</text:p>
      <text:p text:style-name="P11"><text:s text:c="12"/>reader.readNext();</text:p>
      <text:p text:style-name="P11"><text:s text:c="8"/>}</text:p>
      <text:p text:style-name="P11"><text:s text:c="4"/>}</text:p>
      <text:p text:style-name="P11"><text:s text:c="4"/>return data;</text:p>
      <text:p text:style-name="P11">}</text:p>
      <text:p text:style-name="P44"><text:span text:style-name="T5"/></text:p>
      <text:p text:style-name="P44"><text:span text:style-name="T2">5.6.5 Peer Status XML Parser</text:span></text:p>
      <text:p text:style-name="P20"/>
      <text:p text:style-name="P47"><text:span text:style-name="T36">This class is the </text:span>XML Parser for peer status data. <text:span text:style-name="T36">The follwing function a</text:span>ccepts XML data and returns pointer to parsed data. <text:span text:style-name="T36">The </text:span>pointer will actually be to a data storage class deriving from <text:span text:style-name="T29">AbstractXmlData. </text:span><text:span text:style-name="T31">It</text:span> <text:span text:style-name="T36">i</text:span>mplements <text:span text:style-name="T36">the </text:span><text:span text:style-name="T29">AbstractXmlParser</text:span>.</text:p>
      <text:p text:style-name="P22"/>
      <text:p text:style-name="P11">AbstractXmlData* <text:span text:style-name="T2">PeerStatusXmlParser::parseXml</text:span> (const QString&amp; xml)</text:p>
      <text:p text:style-name="P11">{</text:p>
      <text:p text:style-name="P11"><text:s text:c="4"/>QXmlStreamReader reader(xml);</text:p>
      <text:p text:style-name="P11"><text:s text:c="4"/>reader.readNext();</text:p>
      <text:p text:style-name="P11"><text:s text:c="4"/>PeerStatusXmlData *data = new PeerStatusXmlData;</text:p>
      <text:p text:style-name="P11"><text:s text:c="4"/>data-&gt;type = AbstractXmlData::Error;</text:p>
      <text:p text:style-name="P11"><text:s text:c="4"/>while (!reader.atEnd()) {</text:p>
      <text:p text:style-name="P11"><text:s text:c="8"/>if (reader.isStartElement()) {</text:p>
      <text:p text:style-name="P11"><text:s text:c="12"/>if (reader.name() == "peerStatus") {</text:p>
      <text:p text:style-name="P11"><text:s text:c="16"/>data-&gt;type = AbstractXmlData::PeerStatus;</text:p>
      <text:p text:style-name="P11"><text:s text:c="16"/>if(reader.attributes().value("isTyping")=="true") {</text:p>
      <text:p text:style-name="P11"><text:s text:c="20"/>data-&gt;isTyping = true;</text:p>
      <text:p text:style-name="P11"><text:s text:c="16"/>} else {</text:p>
      <text:p text:style-name="P11"><text:s text:c="20"/>data-&gt;isTyping = false;</text:p>
      <text:p text:style-name="P11"><text:s text:c="16"/>}</text:p>
      <text:p text:style-name="P11"><text:s text:c="12"/>reader.readNext();</text:p>
      <text:p text:style-name="P11"><text:s text:c="4"/><text:tab/>}</text:p>
      <text:p text:style-name="P11"><text:s text:c="4"/>return data;</text:p>
      <text:p text:style-name="P71">}</text:p>
      <text:p text:style-name="P71"><text:soft-page-break/><text:span text:style-name="T10">5.6.6 Search XML Parser</text:span></text:p>
      <text:p text:style-name="P18"/>
      <text:p text:style-name="P96"><text:span text:style-name="T37">T</text:span><text:span text:style-name="T36">his class is the </text:span>XML Parser for <text:span text:style-name="T37">search</text:span> data. <text:span text:style-name="T36">The follwing function a</text:span>ccepts XML data and returns pointer to parsed data. <text:span text:style-name="T36">The </text:span>pointer will actually be to a data storage class deriving from <text:span text:style-name="T29">AbstractXmlData. </text:span><text:span text:style-name="T31">It</text:span> <text:span text:style-name="T36">i</text:span>mplements <text:span text:style-name="T36">the </text:span><text:span text:style-name="T29">AbstractXmlParser</text:span>.</text:p>
      <text:p text:style-name="P71"/>
      <text:p text:style-name="P11">AbstractXmlData* <text:span text:style-name="T2">SearchXmlParser::parseXml</text:span>(const QString&amp; xml)</text:p>
      <text:p text:style-name="P11">{</text:p>
      <text:p text:style-name="P11"><text:s text:c="4"/>QXmlStreamReader reader(xml);</text:p>
      <text:p text:style-name="P11"><text:s text:c="4"/>reader.readNext();</text:p>
      <text:p text:style-name="P11"><text:s text:c="4"/>SearchXmlData *data = new SearchXmlData;</text:p>
      <text:p text:style-name="P11"><text:s text:c="4"/>data-&gt;type = AbstractXmlData::Error;</text:p>
      <text:p text:style-name="P11"><text:s text:c="4"/>while (!reader.atEnd()) {</text:p>
      <text:p text:style-name="P11"><text:s text:c="6"/>if(reader.isStartElement()) {</text:p>
      <text:p text:style-name="P11"><text:s text:c="8"/>if(reader.name() == "search") {</text:p>
      <text:p text:style-name="P11"><text:s text:c="10"/>data-&gt;type = AbstractXmlData::Search;</text:p>
      <text:p text:style-name="P14"><text:s text:c="10"/>data-&gt;pattern=reader.attributes().value("pattern").toString();</text:p>
      <text:p text:style-name="P11"><text:s text:c="8"/>}</text:p>
      <text:p text:style-name="P11"><text:s text:c="8"/>data-&gt;type = AbstractXmlData::Error;</text:p>
      <text:p text:style-name="P11"><text:s text:c="6"/>} else {</text:p>
      <text:p text:style-name="P11"><text:s text:c="8"/>reader.readNext();</text:p>
      <text:p text:style-name="P11"><text:s text:c="4"/>}</text:p>
      <text:p text:style-name="P11"><text:s text:c="4"/>return data;</text:p>
      <text:p text:style-name="P71">}</text:p>
      <text:p text:style-name="P73"><text:span text:style-name="T10"/></text:p>
      <text:p text:style-name="P73"><text:span text:style-name="T10">5.6.7 Transfer Status XML Parser</text:span></text:p>
      <text:p text:style-name="P73"/>
      <text:p text:style-name="P96"><text:span text:style-name="T37">T</text:span><text:span text:style-name="T36">his class is the </text:span>XML Parser for <text:span text:style-name="T37">search</text:span> data. <text:span text:style-name="T36">The follwing function a</text:span>ccepts XML data and returns pointer to parsed data. <text:span text:style-name="T36">The </text:span>pointer will actually be to a data storage class deriving from <text:span text:style-name="T29">AbstractXmlData. </text:span><text:span text:style-name="T31">It</text:span> <text:span text:style-name="T36">i</text:span>mplements <text:span text:style-name="T36">the </text:span><text:span text:style-name="T29">AbstractXmlParser</text:span>.</text:p>
      <text:p text:style-name="P73"/>
      <text:p text:style-name="P11">AbstractXmlData* <text:span text:style-name="T2">TransferStatusXmlParser::parseXml</text:span>(const QString&amp; xml)</text:p>
      <text:p text:style-name="P11">{</text:p>
      <text:p text:style-name="P11"><text:s text:c="4"/>QXmlStreamReader reader(xml);</text:p>
      <text:p text:style-name="P11"><text:s text:c="4"/>reader.readNext();</text:p>
      <text:p text:style-name="P11"><text:s text:c="4"/>TransferStatusXmlData *data = new TransferStatusXmlData;</text:p>
      <text:p text:style-name="P11"><text:s text:c="4"/>data-&gt;type = AbstractXmlData::Error;</text:p>
      <text:p text:style-name="P11"><text:s text:c="4"/>while (!reader.atEnd()) {</text:p>
      <text:p text:style-name="P11"><text:s text:c="7"/>if (reader.isStartElement()) {</text:p>
      <text:p text:style-name="P11"><text:s text:c="8"/>if(reader.name() == "transferStatus") {</text:p>
      <text:p text:style-name="P11"><text:s text:c="10"/>data-&gt;type = AbstractXmlData::TransferStatus;</text:p>
      <text:p text:style-name="P11"><text:s text:c="10"/>data-&gt;id = <text:span text:style-name="T44">id</text:span>;</text:p>
      <text:p text:style-name="P14"><text:s text:c="10"/>data-&gt;bytesDone = <text:span text:style-name="T44">bytesDone</text:span>;</text:p>
      <text:p text:style-name="P71"><text:s text:c="10"/>data-&gt;total=<text:span text:style-name="T44">total</text:span>;</text:p>
      <text:p text:style-name="P71"><text:s text:c="10"/>data-&gt;speed=<text:span text:style-name="T44">speed</text:span>;</text:p>
      <text:p text:style-name="P11"><text:s text:c="10"/>}</text:p>
      <text:p text:style-name="P71"><text:s text:c="7"/>} else { reader.readNext();</text:p>
      <text:p text:style-name="P71"><text:tab/>}</text:p>
      <text:p text:style-name="P11"><text:s text:c="4"/>return data;</text:p>
      <text:p text:style-name="P71">}</text:p>
      <text:p text:style-name="P73"><text:soft-page-break/><text:span text:style-name="T8">5.7 GUI Modules</text:span></text:p>
      <text:p text:style-name="P18"/>
      <text:p text:style-name="P52">5.7.1 Peer Dialog</text:p>
      <text:p text:style-name="P52"/>
      <text:p text:style-name="P96"><text:span text:style-name="T37">This function creates the chatdialog from the peer dialog.</text:span></text:p>
      <text:p text:style-name="P73"><text:span text:style-name="T37"/></text:p>
      <text:p text:style-name="P11">ChatDialog* <text:span text:style-name="T2">PeerDialog::createChatDialog</text:span> (QModelIndex index)</text:p>
      <text:p text:style-name="P11">{</text:p>
      <text:p text:style-name="P11"><text:s text:c="4"/>PeersModel *model = PeerManager::instance()-&gt;peersModel();</text:p>
      <text:p text:style-name="P15"><text:s text:c="4"/>if(m_openChatDialogs.contains(model-&gt;data(index, PeersModel</text:p>
      <text:p text:style-name="P15"><text:tab/><text:tab/><text:tab/><text:tab/><text:tab/><text:tab/> <text:s text:c="5"/>::ipAddressRole).toString())){</text:p>
      <text:p text:style-name="P15"><text:s text:c="6"/>return m_openChatDialogs[model-&gt;data(index, PeersModel</text:p>
      <text:p text:style-name="P15"><text:tab/><text:tab/><text:tab/><text:tab/><text:tab/><text:tab/><text:tab/> ::ipAddressRole).toString()];</text:p>
      <text:p text:style-name="P11"><text:s text:c="4"/>}else {</text:p>
      <text:p text:style-name="P11"><text:s text:c="7"/>ChatDialog *chatDlg = new ChatDialog(index);</text:p>
      <text:p text:style-name="P15"><text:s text:c="7"/>m_openChatDialogs.insert(model-&gt;data(index, PeersModel</text:p>
      <text:p text:style-name="P15"><text:tab/><text:tab/><text:tab/><text:tab/><text:tab/> <text:s text:c="3"/>::ipAddressRole).toString(), chatDlg);</text:p>
      <text:p text:style-name="P11"><text:s text:c="7"/>return chatDlg;</text:p>
      <text:p text:style-name="P11"><text:s text:c="4"/>}</text:p>
      <text:p text:style-name="P79">}</text:p>
      <text:p text:style-name="P76"><text:span text:style-name="T42"/></text:p>
      <text:p text:style-name="P76"><text:span text:style-name="T42">This function shows the chatdialog on incoming message.</text:span></text:p>
      <text:p text:style-name="P18"><text:span text:style-name="T2"/></text:p>
      <text:p text:style-name="P11"><text:span text:style-name="T25">void</text:span><text:span text:style-name="T2"> PeerDialog::showChatDialogOnIncomingMessage</text:span> (QString message, QHostAddress peerAddress)</text:p>
      <text:p text:style-name="P11">{</text:p>
      <text:p text:style-name="P11"><text:s text:c="4"/>PeersModel *model = PeerManager::instance()-&gt;peersModel();</text:p>
      <text:p text:style-name="P11"><text:s text:c="4"/>if (!m_openChatDialogs.contains(peerAddress.toString())) {</text:p>
      <text:p text:style-name="P15"><text:s text:c="6"/>QModelIndexList list = model-&gt;match(model-&gt;index(0), PeersModel</text:p>
      <text:p text:style-name="P15"><text:tab/><text:tab/><text:tab/><text:tab/> <text:s text:c="4"/>::ipAddressRole, peerAddress.toString());</text:p>
      <text:p text:style-name="P11"><text:s text:c="6"/>if (list.count() == 0) {</text:p>
      <text:p text:style-name="P11"><text:s text:c="6"/>}else{</text:p>
      <text:p text:style-name="P11"><text:s text:c="9"/>createChatDialog()-&gt;displayRecievedMessage(message,<text:span text:style-name="T38">ip</text:span>Address);</text:p>
      <text:p text:style-name="P11"><text:s text:c="6"/>}</text:p>
      <text:p text:style-name="P11"><text:s text:c="3"/>}</text:p>
      <text:p text:style-name="P11">}</text:p>
      <text:p text:style-name="P44"/>
      <text:p text:style-name="P108"><text:span text:style-name="T38">This function takes the IP adderss of other subnet from user and puts it in the broadcast list.</text:span></text:p>
      <text:p text:style-name="P44"/>
      <text:p text:style-name="P11"><text:span text:style-name="T25">void</text:span><text:span text:style-name="T2"> PeerDialog::askUserForNewAdditionalSubnet</text:span>()</text:p>
      <text:p text:style-name="P11">{</text:p>
      <text:p text:style-name="P11"><text:s text:c="4"/>QString newSubnet=QInputDialog::getText(this,"Enter new subnet", <text:tab/><text:tab/><text:tab/><text:tab/><text:tab/><text:tab/><text:tab/><text:tab/><text:tab/> <text:s text:c="4"/>"Enter new subnet");</text:p>
      <text:p text:style-name="P11"><text:s text:c="4"/>if (newSubnet.isEmpty())</text:p>
      <text:p text:style-name="P11"><text:s text:c="8"/>return;</text:p>
      <text:p text:style-name="P11"><text:s text:c="4"/>addBroadcastAddress(newSubnet);</text:p>
      <text:p text:style-name="P11">}</text:p>
      <text:p text:style-name="P44"/>
      <text:p text:style-name="P64"><text:span text:style-name="T38">This function adds the broadcastaddress to the announcer.</text:span></text:p>
      <text:p text:style-name="P44"/>
      <text:p text:style-name="P11"><text:span text:style-name="T25">void</text:span><text:span text:style-name="T2"> PeerDialog::addBroadcastAddress</text:span>(const QString&amp; add)</text:p>
      <text:p text:style-name="P11">{</text:p>
      <text:p text:style-name="P15"><text:s text:c="3"/>if(ui.subnetsListWidget-&gt;findItems(address,Qt::MatchExactly).count())</text:p>
      <text:p text:style-name="P11"><text:s text:c="5"/>return;</text:p>
      <text:p text:style-name="P15"><text:s text:c="3"/>ui.subnetsListWidget-&gt;addItem(new QlistWidgetItem(("peer.png"),add));</text:p>
      <text:p text:style-name="P15"><text:s text:c="3"/>Announcer::instance()-&gt;addAdditionalBroadcastAddress(add);</text:p>
      <text:p text:style-name="P11">}</text:p>
      <text:p text:style-name="P44"/>
      <text:p text:style-name="P108"><text:span text:style-name="T38">This function appends debug message on the debug table.</text:span></text:p>
      <text:p text:style-name="P44"/>
      <text:p text:style-name="P11"><text:span text:style-name="T25">void </text:span><text:span text:style-name="T2">PeerDialog::appendDebugMessage</text:span>(const QString&amp; sender, const QString&amp; message)</text:p>
      <text:p text:style-name="P11">{</text:p>
      <text:p text:style-name="P11"><text:s text:c="4"/>int rows = ui.debugTable-&gt;rowCount();</text:p>
      <text:p text:style-name="P11"><text:s text:c="4"/>QTableWidgetItem *item = new QTableWidgetItem(sender);</text:p>
      <text:p text:style-name="P11"><text:s text:c="4"/>ui.debugTable-&gt;insertRow(rows);</text:p>
      <text:p text:style-name="P11"><text:s text:c="4"/>ui.debugTable-&gt;setItem(rows, 0, item);</text:p>
      <text:p text:style-name="P11"><text:s text:c="4"/>item = new QTableWidgetItem(message);</text:p>
      <text:p text:style-name="P11"><text:s text:c="4"/>ui.debugTable-&gt;setItem(rows, 1, item);</text:p>
      <text:p text:style-name="P79">}</text:p>
      <text:p text:style-name="P76"><text:span text:style-name="T43"/></text:p>
      <text:p text:style-name="P76"><text:span text:style-name="T43">This destructor saves IP address of other subnet saved by the user in settings.</text:span></text:p>
      <text:p text:style-name="P44"/>
      <text:p text:style-name="P66">PeerDialog::~PeerDialog()</text:p>
      <text:p text:style-name="P11">{</text:p>
      <text:p text:style-name="P11"><text:s text:c="4"/>QSettings settings;</text:p>
      <text:p text:style-name="P11"><text:s text:c="4"/>QVariantList list;</text:p>
      <text:p text:style-name="P11"><text:s text:c="4"/>foreach (QListWidgetItem *item, ui.subnetsListWidget-&gt;findItems("", <text:tab/><text:tab/> <text:s/>Qt::MatchContains).toSet()) {</text:p>
      <text:p text:style-name="P11"><text:s text:c="8"/>list &lt;&lt; item-&gt;text();}</text:p>
      <text:p text:style-name="P11"><text:s text:c="4"/>settings.setValue("SubnetsList", list);</text:p>
      <text:p text:style-name="P11"><text:s text:c="4"/>if (!ui.nameEdit-&gt;text().isEmpty())</text:p>
      <text:p text:style-name="P11"><text:s text:c="8"/>settings.setValue("username", ui.nameEdit-&gt;text());</text:p>
      <text:p text:style-name="P77">}</text:p>
      <text:p text:style-name="P74"><text:span text:style-name="T10"/></text:p>
      <text:p text:style-name="P74"><text:span text:style-name="T10">5.7.2 Transfer Widget</text:span></text:p>
      <text:p text:style-name="P18"/>
      <text:p text:style-name="P111">It first checks whether the type of transfer is incoming and outgoing. Then it starts the transfer and shows the progress in the widget. <text:span text:style-name="T38">The following function </text:span><text:span text:style-name="T39">shows the start of the transfer in the widget.</text:span></text:p>
      <text:p text:style-name="P74"/>
      <text:p text:style-name="P11"><text:span text:style-name="T25">void</text:span><text:span text:style-name="T2"> TransferWidget::startTransfer</text:span>()</text:p>
      <text:p text:style-name="P11">{</text:p>
      <text:p text:style-name="P11"><text:s text:c="4"/>if (m_transferStarted) {</text:p>
      <text:p text:style-name="P11"><text:s text:c="8"/>m_transfer-&gt;stop();</text:p>
      <text:p text:style-name="P11"><text:s text:c="8"/>deleteLater();</text:p>
      <text:p text:style-name="P11"><text:s text:c="4"/>} else {</text:p>
      <text:p text:style-name="P11"><text:s text:c="8"/>m_transfer-&gt;start();}</text:p>
      <text:p text:style-name="P11">}</text:p>
      <text:p text:style-name="P109"><text:soft-page-break/><text:span text:style-name="T39">This function sets the directory in which the received item is to be saved.</text:span></text:p>
      <text:p text:style-name="P109"><text:span text:style-name="T39"/></text:p>
      <text:p text:style-name="P11"><text:span text:style-name="T25">void</text:span><text:span text:style-name="T2"> TransferWidget::transferNeedsDestinationDir</text:span>()</text:p>
      <text:p text:style-name="P11">{</text:p>
      <text:p text:style-name="P11"><text:s text:c="3"/>QString dirname=QFileDialog::getExistingDirectory(this,"Select dir");</text:p>
      <text:p text:style-name="P11"><text:s text:c="4"/>if (dirname.isEmpty()) return;</text:p>
      <text:p text:style-name="P11"><text:s text:c="4"/>m_transferStarted = true;</text:p>
      <text:p text:style-name="P11"><text:s text:c="4"/>m_startStop-&gt;setIcon(QIcon(":/images/dialog-close.png"));</text:p>
      <text:p text:style-name="P11"><text:s text:c="4"/>m_incomingTransfer-&gt;setDestinationDir(dirname);</text:p>
      <text:p text:style-name="P11"><text:s text:c="4"/>m_transfer-&gt;start();</text:p>
      <text:p text:style-name="P11">}</text:p>
      <text:p text:style-name="P18"/>
      <text:p text:style-name="P109"><text:span text:style-name="T39">This function displays the transfer prgress.</text:span></text:p>
      <text:p text:style-name="P18"/>
      <text:p text:style-name="P11"><text:span text:style-name="T25">void</text:span><text:span text:style-name="T2"> TransferWidget::updateProgress</text:span>(quint64 done,quint64 total,quint32 <text:tab/><text:tab/><text:tab/><text:tab/><text:tab/><text:tab/>speed)</text:p>
      <text:p text:style-name="P11">{</text:p>
      <text:p text:style-name="P11"><text:s text:c="4"/>m_progress-&gt;setValue(done*100/total);</text:p>
      <text:p text:style-name="P15"><text:s text:c="4"/>m_progressLabel-&gt;setText(QString("%1B of %2B done at %3B/s")</text:p>
      <text:p text:style-name="P15"><text:tab/> <text:s/>.arg(<text:span text:style-name="T39">transfer</text:span>(done)).arg(<text:span text:style-name="T39">transfer</text:span>(total)).arg(<text:span text:style-name="T39">transfer</text:span>(speed)));</text:p>
      <text:p text:style-name="P79">}</text:p>
      <text:p text:style-name="P76"><text:span text:style-name="T10"/></text:p>
      <text:p text:style-name="P76"><text:span text:style-name="T10">5.7.3 Notifications Module</text:span></text:p>
      <text:p text:style-name="P18"/>
      <text:p text:style-name="P109"><text:span text:style-name="T39">This class shows the different widgets that shows individual notifications.</text:span></text:p>
      <text:p text:style-name="P75"/>
      <text:p text:style-name="P11"><text:span text:style-name="T2">NotificationItemWidget::NotificationItemWidget</text:span> (const NotificationData notificationData, QWidget* parent, Qt::WindowFlags f) : QWidget (parent, f), m_data(notificationData)</text:p>
      <text:p text:style-name="P11">{</text:p>
      <text:p text:style-name="P11"><text:s text:c="4"/>ui.setupUi(this);</text:p>
      <text:p text:style-name="P11"><text:s text:c="4"/>updateItem();</text:p>
      <text:p text:style-name="P11"><text:s text:c="4"/>if(m_data.handler) {</text:p>
      <text:p text:style-name="P11"><text:s text:c="8"/>connect(ui.notificationMessage, SIGNAL(clicked()), <text:tab/><text:tab/><text:tab/><text:tab/> <text:s text:c="3"/>m_data.handler, SLOT(notificationActivated()));</text:p>
      <text:p text:style-name="P11"><text:s text:c="4"/>}</text:p>
      <text:p text:style-name="P11"><text:s text:c="4"/>connect(ui.notificationMessage, SIGNAL(clicked()), <text:s/><text:tab/><text:tab/><text:tab/><text:tab/><text:tab/>SLOT(closeNotification()));</text:p>
      <text:p text:style-name="P11">}</text:p>
      <text:p text:style-name="P18"/>
      <text:p text:style-name="P109"><text:span text:style-name="T39">This function shows the notification message.</text:span></text:p>
      <text:p text:style-name="P18"/>
      <text:p text:style-name="P11"><text:span text:style-name="T25">void</text:span><text:span text:style-name="T2"> NotificationItemWidget::updateItem</text:span>()</text:p>
      <text:p text:style-name="P11">{</text:p>
      <text:p text:style-name="P11"><text:s text:c="4"/>ui.notificationMessage-&gt;setText(m_data.message);</text:p>
      <text:p text:style-name="P11"><text:s text:c="4"/>ui.notificationMessage-&gt;setIcon(m_data.icon);</text:p>
      <text:p text:style-name="P11">}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odyText" style:family="paragraph" style:parent-style-name="Standard">
      <style:paragraph-properties fo:margin-top="0.0209in" fo:margin-bottom="0.0417in" fo:text-align="justify" style:justify-single-word="false"/>
      <style:text-properties fo:font-size="11pt" style:font-size-asian="11pt" style:font-size-complex="11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5in" fo:margin-bottom="0.75in" fo:margin-left="1.25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2T21:35:33</meta:creation-date>
    <dc:date>2011-05-15T12:41:12</dc:date>
    <meta:editing-duration>PT07H20M19S</meta:editing-duration>
    <meta:editing-cycles>44</meta:editing-cycles>
    <meta:generator>OpenOffice.org/3.2$Linux OpenOffice.org_project/320m19$Build-9505</meta:generator>
    <meta:document-statistic meta:table-count="0" meta:image-count="0" meta:object-count="0" meta:page-count="24" meta:paragraph-count="940" meta:word-count="3277" meta:character-count="36013"/>
  </office:meta>
</office:document-meta>
</file>